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3214ED83C62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7D0000007D04808BE99.png"/>
  <manifest:file-entry manifest:media-type="image/png" manifest:full-path="Pictures/10000201000000AA000000BEC4AD08A1.png"/>
  <manifest:file-entry manifest:media-type="image/png" manifest:full-path="Pictures/10000000000000C50000010050294C28.png"/>
  <manifest:file-entry manifest:media-type="image/png" manifest:full-path="Pictures/10000201000004B0000001B86931FBC8.png"/>
  <manifest:file-entry manifest:media-type="image/png" manifest:full-path="Pictures/10000201000007D0000007D092C3058C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0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ce3"/>
        <table:table-column table:style-name="co2" table:number-columns-repeated="9" table:default-cell-style-name="Default"/>
        <table:table-column table:style-name="co8" table:default-cell-style-name="ce3"/>
        <table:table-column table:style-name="co7" table:default-cell-style-name="ce5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Z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2" office:value-type="string">
            <text:p>Z</text:p>
          </table:table-cell>
          <table:table-cell table:style-name="ce4" office:value-type="string">
            <text:p>F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522cm" table:end-y="0.514cm" draw:z-index="35" draw:name="Grafik 1" draw:style-name="gr1" draw:text-style-name="P1" svg:width="0.5cm" svg:height="0.5cm" svg:x="0.02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3cm" table:end-y="0.517cm" draw:z-index="422" draw:name="Grafik 1" draw:style-name="gr1" draw:text-style-name="P1" svg:width="0.5cm" svg:height="0.5cm" svg:x="0.013cm" svg:y="0.01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51cm" table:end-y="0.517cm" draw:z-index="400" draw:name="Grafik 17" draw:style-name="gr1" draw:text-style-name="P1" svg:width="0.5cm" svg:height="0.5cm" svg:x="0.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09cm" table:end-y="0.517cm" draw:z-index="401" draw:name="Grafik 17" draw:style-name="gr1" draw:text-style-name="P1" svg:width="0.5cm" svg:height="0.5cm" svg:x="0.00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08cm" table:end-y="0.517cm" draw:z-index="402" draw:name="Grafik 17" draw:style-name="gr1" draw:text-style-name="P1" svg:width="0.5cm" svg:height="0.5cm" svg:x="0.00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5cm" table:end-y="0.517cm" draw:z-index="449" draw:name="Grafik 2" draw:style-name="gr1" draw:text-style-name="P1" svg:width="0.5cm" svg:height="0.5cm" svg:x="0.00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354cm" table:end-y="0.517cm" draw:z-index="381" draw:name="Grafik 8" draw:style-name="gr1" draw:text-style-name="P1" svg:width="0.35cm" svg:height="0.5cm" svg:x="0.00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353cm" table:end-y="0.517cm" draw:z-index="382" draw:name="Grafik 8" draw:style-name="gr1" draw:text-style-name="P1" svg:width="0.35cm" svg:height="0.5cm" svg:x="0.003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352cm" table:end-y="0.517cm" draw:z-index="383" draw:name="Grafik 8" draw:style-name="gr1" draw:text-style-name="P1" svg:width="0.35cm" svg:height="0.5cm" svg:x="0.00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349cm" table:end-y="0.517cm" draw:z-index="384" draw:name="Grafik 8" draw:style-name="gr1" draw:text-style-name="P1" svg:width="0.35cm" svg:height="0.5cm" svg:x="-0.001cm" svg:y="0.017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Sheet1.L2" table:end-x="0.348cm" table:end-y="0.517cm" draw:z-index="385" draw:name="Grafik 8" draw:style-name="gr1" draw:text-style-name="P1" svg:width="0.35cm" svg:height="0.5cm" svg:x="0.546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347cm" table:end-y="0.517cm" draw:z-index="386" draw:name="Grafik 8" draw:style-name="gr1" draw:text-style-name="P1" svg:width="0.35cm" svg:height="0.5cm" svg:x="0.545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346cm" table:end-y="0.517cm" draw:z-index="388" draw:name="Grafik 8" draw:style-name="gr1" draw:text-style-name="P1" svg:width="0.35cm" svg:height="0.5cm" svg:x="0.54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343cm" table:end-y="0.517cm" draw:z-index="389" draw:name="Grafik 8" draw:style-name="gr1" draw:text-style-name="P1" svg:width="0.35cm" svg:height="0.5cm" svg:x="0.54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92cm" table:end-y="0.517cm" draw:z-index="412" draw:name="Grafik 17" draw:style-name="gr1" draw:text-style-name="P1" svg:width="0.5cm" svg:height="0.5cm" svg:x="0.5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91cm" table:end-y="0.517cm" draw:z-index="413" draw:name="Grafik 17" draw:style-name="gr1" draw:text-style-name="P1" svg:width="0.5cm" svg:height="0.5cm" svg:x="0.53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9cm" table:end-y="0.517cm" draw:z-index="414" draw:name="Grafik 17" draw:style-name="gr1" draw:text-style-name="P1" svg:width="0.5cm" svg:height="0.5cm" svg:x="0.53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7cm" table:end-y="0.517cm" draw:z-index="415" draw:name="Grafik 17" draw:style-name="gr1" draw:text-style-name="P1" svg:width="0.5cm" svg:height="0.5cm" svg:x="0.535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86cm" table:end-y="0.517cm" draw:z-index="416" draw:name="Grafik 17" draw:style-name="gr1" draw:text-style-name="P1" svg:width="0.5cm" svg:height="0.5cm" svg:x="0.53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94cm" table:end-y="0.514cm" draw:z-index="0" draw:name="Grafik 2" draw:style-name="gr1" draw:text-style-name="P1" svg:width="0.5cm" svg:height="0.5cm" svg:x="0.542cm" svg:y="0.014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83cm" table:end-y="0.517cm" draw:z-index="463" draw:name="Grafik 2" draw:style-name="gr1" draw:text-style-name="P1" svg:width="0.5cm" svg:height="0.5cm" svg:x="0.53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81cm" table:end-y="0.517cm" draw:z-index="464" draw:name="Grafik 2" draw:style-name="gr1" draw:text-style-name="P1" svg:width="0.5cm" svg:height="0.5cm" svg:x="0.52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8cm" table:end-y="0.517cm" draw:z-index="465" draw:name="Grafik 2" draw:style-name="gr1" draw:text-style-name="P1" svg:width="0.5cm" svg:height="0.5cm" svg:x="0.528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8cm" table:end-y="0.517cm" draw:z-index="466" draw:name="Grafik 2" draw:style-name="gr1" draw:text-style-name="P1" svg:width="0.5cm" svg:height="0.5cm" svg:x="0.52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7cm" table:end-y="0.517cm" draw:z-index="467" draw:name="Grafik 2" draw:style-name="gr1" draw:text-style-name="P1" svg:width="0.5cm" svg:height="0.5cm" svg:x="0.52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5cm" table:end-y="0.517cm" draw:z-index="36" draw:name="Grafik 2" draw:style-name="gr1" draw:text-style-name="P1" svg:width="0.5cm" svg:height="0.5cm" svg:x="0.523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2" table:end-x="0.459cm" table:end-y="0.518cm" draw:z-index="473" draw:name="Grafik 17" draw:style-name="gr1" draw:text-style-name="P1" svg:width="0.5cm" svg:height="0.5cm" svg:x="0.906cm" svg:y="0.018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AO2]*9+[.AP2]*8+[.AQ2]*7+[.AR2]*6+[.AS2]*5+[.AT2]*4+[.AU2]*3+[.AV2]*2+[.AW2])/10" office:value-type="float" office:value="20.2">
            <text:p>20,2</text:p>
          </table:table-cell>
          <table:table-cell table:number-columns-repeated="9" office:value-type="float" office:value="0">
            <text:p>0</text:p>
          </table:table-cell>
          <table:table-cell table:formula="of:=(-[.AY2]-[.AZ2]*2-[.BA2]*3-[.BB2]*4-[.BC2]*5-[.BD2]*6-[.BE2]*7-[.BF2]*8-[.BG2]*9)/10" office:value-type="float" office:value="-0">
            <text:p>0</text:p>
          </table:table-cell>
          <table:table-cell table:formula="of:=[.AX2]+[.BH2]" office:value-type="float" office:value="20.2">
            <text:p>20,2</text:p>
          </table:table-cell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522cm" table:end-y="0.513cm" draw:z-index="34" draw:name="Grafik 17" draw:style-name="gr1" draw:text-style-name="P1" svg:width="0.5cm" svg:height="0.5cm" svg:x="0.02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363cm" table:end-y="0.516cm" draw:z-index="284" draw:name="Grafik 10" draw:style-name="gr1" draw:text-style-name="P1" svg:width="0.35cm" svg:height="0.5cm" svg:x="0.013cm" svg:y="0.01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cm" table:end-y="0.516cm" draw:z-index="446" draw:name="Grafik 2" draw:style-name="gr1" draw:text-style-name="P1" svg:width="0.5cm" svg:height="0.5cm" svg:x="0.01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09cm" table:end-y="0.516cm" draw:z-index="424" draw:name="Grafik 1" draw:style-name="gr1" draw:text-style-name="P1" svg:width="0.5cm" svg:height="0.5cm" svg:x="0.009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48" draw:name="Grafik 2" draw:style-name="gr1" draw:text-style-name="P1" svg:width="0.5cm" svg:height="0.5cm" svg:x="0.008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05cm" table:end-y="0.516cm" draw:z-index="403" draw:name="Grafik 17" draw:style-name="gr1" draw:text-style-name="P1" svg:width="0.5cm" svg:height="0.5cm" svg:x="0.00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04cm" table:end-y="0.516cm" draw:z-index="312" draw:name="Grafik 15" draw:style-name="gr1" draw:text-style-name="P1" svg:width="0.5cm" svg:height="0.5cm" svg:x="0.004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03cm" table:end-y="0.516cm" draw:z-index="313" draw:name="Grafik 15" draw:style-name="gr1" draw:text-style-name="P1" svg:width="0.5cm" svg:height="0.5cm" svg:x="0.003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502cm" table:end-y="0.516cm" draw:z-index="452" draw:name="Grafik 2" draw:style-name="gr1" draw:text-style-name="P1" svg:width="0.5cm" svg:height="0.5cm" svg:x="0.002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8cm" table:end-y="0.516cm" draw:z-index="408" draw:name="Grafik 17" draw:style-name="gr1" draw:text-style-name="P1" svg:width="0.5cm" svg:height="0.5cm" svg:x="0.546cm" svg:y="0.016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K3" table:end-x="0.499cm" table:end-y="0.516cm" draw:z-index="430" draw:name="Grafik 1" draw:style-name="gr1" draw:text-style-name="P1" svg:width="0.5cm" svg:height="0.5cm" svg:x="-0.001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7cm" table:end-y="0.516cm" draw:z-index="409" draw:name="Grafik 17" draw:style-name="gr1" draw:text-style-name="P1" svg:width="0.5cm" svg:height="0.5cm" svg:x="0.54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6cm" table:end-y="0.516cm" draw:z-index="410" draw:name="Grafik 17" draw:style-name="gr1" draw:text-style-name="P1" svg:width="0.5cm" svg:height="0.5cm" svg:x="0.54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3cm" table:end-y="0.516cm" draw:z-index="411" draw:name="Grafik 17" draw:style-name="gr1" draw:text-style-name="P1" svg:width="0.5cm" svg:height="0.5cm" svg:x="0.54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42cm" table:end-y="0.516cm" draw:z-index="387" draw:name="Grafik 8" draw:style-name="gr1" draw:text-style-name="P1" svg:width="0.35cm" svg:height="0.5cm" svg:x="0.54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341cm" table:end-y="0.516cm" draw:z-index="390" draw:name="Grafik 8" draw:style-name="gr1" draw:text-style-name="P1" svg:width="0.35cm" svg:height="0.5cm" svg:x="0.539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39cm" table:end-y="0.516cm" draw:z-index="391" draw:name="Grafik 8" draw:style-name="gr1" draw:text-style-name="P1" svg:width="0.35cm" svg:height="0.5cm" svg:x="0.538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87cm" table:end-y="0.516cm" draw:z-index="461" draw:name="Grafik 2" draw:style-name="gr1" draw:text-style-name="P1" svg:width="0.5cm" svg:height="0.5cm" svg:x="0.535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86cm" table:end-y="0.516cm" draw:z-index="462" draw:name="Grafik 2" draw:style-name="gr1" draw:text-style-name="P1" svg:width="0.5cm" svg:height="0.5cm" svg:x="0.534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4cm" table:end-y="0.513cm" draw:z-index="1" draw:name="Grafik 17" draw:style-name="gr1" draw:text-style-name="P1" svg:width="0.5cm" svg:height="0.5cm" svg:x="0.54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83cm" table:end-y="0.516cm" draw:z-index="417" draw:name="Grafik 17" draw:style-name="gr1" draw:text-style-name="P1" svg:width="0.5cm" svg:height="0.5cm" svg:x="0.53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81cm" table:end-y="0.516cm" draw:z-index="418" draw:name="Grafik 17" draw:style-name="gr1" draw:text-style-name="P1" svg:width="0.5cm" svg:height="0.5cm" svg:x="0.529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8cm" table:end-y="0.516cm" draw:z-index="419" draw:name="Grafik 17" draw:style-name="gr1" draw:text-style-name="P1" svg:width="0.5cm" svg:height="0.5cm" svg:x="0.528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78cm" table:end-y="0.516cm" draw:z-index="420" draw:name="Grafik 17" draw:style-name="gr1" draw:text-style-name="P1" svg:width="0.5cm" svg:height="0.5cm" svg:x="0.52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77cm" table:end-y="0.516cm" draw:z-index="444" draw:name="Grafik 1" draw:style-name="gr1" draw:text-style-name="P1" svg:width="0.5cm" svg:height="0.5cm" svg:x="0.525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75cm" table:end-y="0.516cm" draw:z-index="37" draw:name="Grafik 1" draw:style-name="gr1" draw:text-style-name="P1" svg:width="0.5cm" svg:height="0.5cm" svg:x="0.523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3" table:end-x="0.459cm" table:end-y="0.518cm" draw:z-index="472" draw:name="Grafik 2" draw:style-name="gr1" draw:text-style-name="P1" svg:width="0.5cm" svg:height="0.5cm" svg:x="0.906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O3]*9+[.AP3]*8+[.AQ3]*7+[.AR3]*6+[.AS3]*5+[.AT3]*4+[.AU3]*3+[.AV3]*2+[.AW3])/10" office:value-type="float" office:value="18.5">
            <text:p>18,5</text:p>
          </table:table-cell>
          <table:table-cell table:number-columns-repeated="9" office:value-type="float" office:value="0">
            <text:p>0</text:p>
          </table:table-cell>
          <table:table-cell table:formula="of:=(-[.AY3]-[.AZ3]*2-[.BA3]*3-[.BB3]*4-[.BC3]*5-[.BD3]*6-[.BE3]*7-[.BF3]*8-[.BG3]*9)/10" office:value-type="float" office:value="-0">
            <text:p>0</text:p>
          </table:table-cell>
          <table:table-cell table:formula="of:=[.AX3]+[.BH3]" office:value-type="float" office:value="18.5">
            <text:p>18,5</text:p>
          </table:table-cell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372cm" table:end-y="0.51cm" draw:z-index="33" draw:name="Grafik 10" draw:style-name="gr1" draw:text-style-name="P1" svg:width="0.35cm" svg:height="0.5cm" svg:x="0.02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513cm" table:end-y="0.513cm" draw:z-index="399" draw:name="Grafik 17" draw:style-name="gr1" draw:text-style-name="P1" svg:width="0.5cm" svg:height="0.5cm" svg:x="0.01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cm" table:end-y="0.513cm" draw:z-index="308" draw:name="Grafik 15" draw:style-name="gr1" draw:text-style-name="P1" svg:width="0.5cm" svg:height="0.5cm" svg:x="0.0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359cm" table:end-y="0.513cm" draw:z-index="286" draw:name="Grafik 10" draw:style-name="gr1" draw:text-style-name="P1" svg:width="0.35cm" svg:height="0.5cm" svg:x="0.009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508cm" table:end-y="0.513cm" draw:z-index="425" draw:name="Grafik 1" draw:style-name="gr1" draw:text-style-name="P1" svg:width="0.5cm" svg:height="0.5cm" svg:x="0.00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355cm" table:end-y="0.513cm" draw:z-index="288" draw:name="Grafik 10" draw:style-name="gr1" draw:text-style-name="P1" svg:width="0.35cm" svg:height="0.5cm" svg:x="0.005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4cm" table:end-y="0.513cm" draw:z-index="450" draw:name="Grafik 2" draw:style-name="gr1" draw:text-style-name="P1" svg:width="0.5cm" svg:height="0.5cm" svg:x="0.004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3cm" table:end-y="0.513cm" draw:z-index="451" draw:name="Grafik 2" draw:style-name="gr1" draw:text-style-name="P1" svg:width="0.5cm" svg:height="0.5cm" svg:x="0.003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352cm" table:end-y="0.513cm" draw:z-index="291" draw:name="Grafik 10" draw:style-name="gr1" draw:text-style-name="P1" svg:width="0.35cm" svg:height="0.5cm" svg:x="0.002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9cm" table:end-y="0.513cm" draw:z-index="407" draw:name="Grafik 17" draw:style-name="gr1" draw:text-style-name="P1" svg:width="0.5cm" svg:height="0.5cm" svg:x="-0.001cm" svg:y="0.013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L4" table:end-x="0.498cm" table:end-y="0.513cm" draw:z-index="454" draw:name="Grafik 2" draw:style-name="gr1" draw:text-style-name="P1" svg:width="0.5cm" svg:height="0.5cm" svg:x="0.546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7cm" table:end-y="0.513cm" draw:z-index="455" draw:name="Grafik 2" draw:style-name="gr1" draw:text-style-name="P1" svg:width="0.5cm" svg:height="0.5cm" svg:x="0.545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6cm" table:end-y="0.513cm" draw:z-index="341" draw:name="Grafik 4" draw:style-name="gr1" draw:text-style-name="P1" svg:width="0.5cm" svg:height="0.5cm" svg:x="0.544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3cm" table:end-y="0.513cm" draw:z-index="434" draw:name="Grafik 1" draw:style-name="gr1" draw:text-style-name="P1" svg:width="0.5cm" svg:height="0.5cm" svg:x="0.54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92cm" table:end-y="0.513cm" draw:z-index="435" draw:name="Grafik 1" draw:style-name="gr1" draw:text-style-name="P1" svg:width="0.5cm" svg:height="0.5cm" svg:x="0.54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1cm" table:end-y="0.513cm" draw:z-index="459" draw:name="Grafik 2" draw:style-name="gr1" draw:text-style-name="P1" svg:width="0.5cm" svg:height="0.5cm" svg:x="0.539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9cm" table:end-y="0.513cm" draw:z-index="460" draw:name="Grafik 2" draw:style-name="gr1" draw:text-style-name="P1" svg:width="0.5cm" svg:height="0.5cm" svg:x="0.538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337cm" table:end-y="0.513cm" draw:z-index="392" draw:name="Grafik 8" draw:style-name="gr1" draw:text-style-name="P1" svg:width="0.35cm" svg:height="0.5cm" svg:x="0.535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36cm" table:end-y="0.513cm" draw:z-index="393" draw:name="Grafik 8" draw:style-name="gr1" draw:text-style-name="P1" svg:width="0.35cm" svg:height="0.5cm" svg:x="0.534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4cm" table:end-y="0.51cm" draw:z-index="2" draw:name="Grafik 1" draw:style-name="gr1" draw:text-style-name="P1" svg:width="0.5cm" svg:height="0.5cm" svg:x="0.54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3cm" table:end-y="0.513cm" draw:z-index="440" draw:name="Grafik 1" draw:style-name="gr1" draw:text-style-name="P1" svg:width="0.5cm" svg:height="0.5cm" svg:x="0.53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81cm" table:end-y="0.513cm" draw:z-index="441" draw:name="Grafik 1" draw:style-name="gr1" draw:text-style-name="P1" svg:width="0.5cm" svg:height="0.5cm" svg:x="0.529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8cm" table:end-y="0.513cm" draw:z-index="442" draw:name="Grafik 1" draw:style-name="gr1" draw:text-style-name="P1" svg:width="0.5cm" svg:height="0.5cm" svg:x="0.52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78cm" table:end-y="0.513cm" draw:z-index="443" draw:name="Grafik 1" draw:style-name="gr1" draw:text-style-name="P1" svg:width="0.5cm" svg:height="0.5cm" svg:x="0.527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77cm" table:end-y="0.513cm" draw:z-index="421" draw:name="Grafik 17" draw:style-name="gr1" draw:text-style-name="P1" svg:width="0.5cm" svg:height="0.5cm" svg:x="0.525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75cm" table:end-y="0.513cm" draw:z-index="38" draw:name="Grafik 17" draw:style-name="gr1" draw:text-style-name="P1" svg:width="0.5cm" svg:height="0.5cm" svg:x="0.52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4" table:end-x="0.309cm" table:end-y="0.516cm" draw:z-index="468" draw:name="Grafik 8" draw:style-name="gr1" draw:text-style-name="P1" svg:width="0.35cm" svg:height="0.5cm" svg:x="0.906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AO4]*9+[.AP4]*8+[.AQ4]*7+[.AR4]*6+[.AS4]*5+[.AT4]*4+[.AU4]*3+[.AV4]*2+[.AW4])/10" office:value-type="float" office:value="16.9">
            <text:p>16,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(-[.AY4]-[.AZ4]*2-[.BA4]*3-[.BB4]*4-[.BC4]*5-[.BD4]*6-[.BE4]*7-[.BF4]*8-[.BG4]*9)/10" office:value-type="float" office:value="-0.1">
            <text:p>-0,1</text:p>
          </table:table-cell>
          <table:table-cell table:formula="of:=[.AX4]+[.BH4]" office:value-type="float" office:value="16.8">
            <text:p>16,8</text:p>
          </table:table-cell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22cm" table:end-y="0.509cm" draw:z-index="32" draw:name="Grafik 1" draw:style-name="gr1" draw:text-style-name="P1" svg:width="0.5cm" svg:height="0.5cm" svg:x="0.022cm" svg:y="0.00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513cm" table:end-y="0.512cm" draw:z-index="307" draw:name="Grafik 15" draw:style-name="gr1" draw:text-style-name="P1" svg:width="0.5cm" svg:height="0.5cm" svg:x="0.013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cm" table:end-y="0.412cm" draw:z-index="354" draw:name="Grafik 16" draw:style-name="gr1" draw:text-style-name="P1" svg:width="0.5cm" svg:height="0.4cm" svg:x="0.01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509cm" table:end-y="0.512cm" draw:z-index="447" draw:name="Grafik 2" draw:style-name="gr1" draw:text-style-name="P1" svg:width="0.5cm" svg:height="0.5cm" svg:x="0.009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358cm" table:end-y="0.512cm" draw:z-index="287" draw:name="Grafik 10" draw:style-name="gr1" draw:text-style-name="P1" svg:width="0.35cm" svg:height="0.5cm" svg:x="0.008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5cm" table:end-y="0.512cm" draw:z-index="334" draw:name="Grafik 4" draw:style-name="gr1" draw:text-style-name="P1" svg:width="0.5cm" svg:height="0.5cm" svg:x="0.005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354cm" table:end-y="0.512cm" draw:z-index="289" draw:name="Grafik 10" draw:style-name="gr1" draw:text-style-name="P1" svg:width="0.35cm" svg:height="0.5cm" svg:x="0.00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3cm" table:end-y="0.512cm" draw:z-index="428" draw:name="Grafik 1" draw:style-name="gr1" draw:text-style-name="P1" svg:width="0.5cm" svg:height="0.5cm" svg:x="0.003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502cm" table:end-y="0.512cm" draw:z-index="314" draw:name="Grafik 15" draw:style-name="gr1" draw:text-style-name="P1" svg:width="0.5cm" svg:height="0.5cm" svg:x="0.002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48cm" table:end-y="0.512cm" draw:z-index="293" draw:name="Grafik 10" draw:style-name="gr1" draw:text-style-name="P1" svg:width="0.35cm" svg:height="0.5cm" svg:x="0.546cm" svg:y="0.012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Sheet1.K5" table:end-x="0.499cm" table:end-y="0.512cm" draw:z-index="453" draw:name="Grafik 2" draw:style-name="gr1" draw:text-style-name="P1" svg:width="0.5cm" svg:height="0.5cm" svg:x="-0.001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347cm" table:end-y="0.512cm" draw:z-index="294" draw:name="Grafik 10" draw:style-name="gr1" draw:text-style-name="P1" svg:width="0.35cm" svg:height="0.5cm" svg:x="0.545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6cm" table:end-y="0.512cm" draw:z-index="456" draw:name="Grafik 2" draw:style-name="gr1" draw:text-style-name="P1" svg:width="0.5cm" svg:height="0.5cm" svg:x="0.544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93cm" table:end-y="0.512cm" draw:z-index="342" draw:name="Grafik 4" draw:style-name="gr1" draw:text-style-name="P1" svg:width="0.5cm" svg:height="0.5cm" svg:x="0.542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92cm" table:end-y="0.512cm" draw:z-index="343" draw:name="Grafik 4" draw:style-name="gr1" draw:text-style-name="P1" svg:width="0.5cm" svg:height="0.5cm" svg:x="0.54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91cm" table:end-y="0.512cm" draw:z-index="436" draw:name="Grafik 1" draw:style-name="gr1" draw:text-style-name="P1" svg:width="0.5cm" svg:height="0.5cm" svg:x="0.539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9cm" table:end-y="0.512cm" draw:z-index="437" draw:name="Grafik 1" draw:style-name="gr1" draw:text-style-name="P1" svg:width="0.5cm" svg:height="0.5cm" svg:x="0.538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87cm" table:end-y="0.512cm" draw:z-index="438" draw:name="Grafik 1" draw:style-name="gr1" draw:text-style-name="P1" svg:width="0.5cm" svg:height="0.5cm" svg:x="0.535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86cm" table:end-y="0.512cm" draw:z-index="439" draw:name="Grafik 1" draw:style-name="gr1" draw:text-style-name="P1" svg:width="0.5cm" svg:height="0.5cm" svg:x="0.534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44cm" table:end-y="0.509cm" draw:z-index="3" draw:name="Grafik 8" draw:style-name="gr1" draw:text-style-name="P1" svg:width="0.35cm" svg:height="0.5cm" svg:x="0.542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33cm" table:end-y="0.512cm" draw:z-index="394" draw:name="Grafik 8" draw:style-name="gr1" draw:text-style-name="P1" svg:width="0.35cm" svg:height="0.5cm" svg:x="0.532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31cm" table:end-y="0.512cm" draw:z-index="395" draw:name="Grafik 8" draw:style-name="gr1" draw:text-style-name="P1" svg:width="0.35cm" svg:height="0.5cm" svg:x="0.529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3cm" table:end-y="0.512cm" draw:z-index="396" draw:name="Grafik 8" draw:style-name="gr1" draw:text-style-name="P1" svg:width="0.35cm" svg:height="0.5cm" svg:x="0.528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28cm" table:end-y="0.512cm" draw:z-index="397" draw:name="Grafik 8" draw:style-name="gr1" draw:text-style-name="P1" svg:width="0.35cm" svg:height="0.5cm" svg:x="0.527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27cm" table:end-y="0.512cm" draw:z-index="398" draw:name="Grafik 8" draw:style-name="gr1" draw:text-style-name="P1" svg:width="0.35cm" svg:height="0.5cm" svg:x="0.525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25cm" table:end-y="0.512cm" draw:z-index="39" draw:name="Grafik 8" draw:style-name="gr1" draw:text-style-name="P1" svg:width="0.35cm" svg:height="0.5cm" svg:x="0.523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5" table:end-x="0.459cm" table:end-y="0.515cm" draw:z-index="469" draw:name="Grafik 1" draw:style-name="gr1" draw:text-style-name="P1" svg:width="0.5cm" svg:height="0.5cm" svg:x="0.906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AO5]*9+[.AP5]*8+[.AQ5]*7+[.AR5]*6+[.AS5]*5+[.AT5]*4+[.AU5]*3+[.AV5]*2+[.AW5])/10" office:value-type="float" office:value="16.3">
            <text:p>16,3</text:p>
          </table:table-cell>
          <table:table-cell table:number-columns-repeated="9" office:value-type="float" office:value="0">
            <text:p>0</text:p>
          </table:table-cell>
          <table:table-cell table:formula="of:=(-[.AY5]-[.AZ5]*2-[.BA5]*3-[.BB5]*4-[.BC5]*5-[.BD5]*6-[.BE5]*7-[.BF5]*8-[.BG5]*9)/10" office:value-type="float" office:value="-0">
            <text:p>0</text:p>
          </table:table-cell>
          <table:table-cell table:formula="of:=[.AX5]+[.BH5]" office:value-type="float" office:value="16.3">
            <text:p>16,3</text:p>
          </table:table-cell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22cm" table:end-y="0.408cm" draw:z-index="31" draw:name="Grafik 16" draw:style-name="gr1" draw:text-style-name="P1" svg:width="0.5cm" svg:height="0.4cm" svg:x="0.02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513cm" table:end-y="0.41cm" draw:z-index="353" draw:name="Grafik 16" draw:style-name="gr1" draw:text-style-name="P1" svg:width="0.5cm" svg:height="0.4cm" svg:x="0.01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cm" table:end-y="0.51cm" draw:z-index="423" draw:name="Grafik 1" draw:style-name="gr1" draw:text-style-name="P1" svg:width="0.5cm" svg:height="0.5cm" svg:x="0.01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09cm" table:end-y="0.51cm" draw:z-index="309" draw:name="Grafik 15" draw:style-name="gr1" draw:text-style-name="P1" svg:width="0.5cm" svg:height="0.5cm" svg:x="0.009cm" svg:y="0.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333" draw:name="Grafik 4" draw:style-name="gr1" draw:text-style-name="P1" svg:width="0.5cm" svg:height="0.5cm" svg:x="0.00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355cm" table:end-y="0.51cm" draw:z-index="380" draw:name="Grafik 8" draw:style-name="gr1" draw:text-style-name="P1" svg:width="0.35cm" svg:height="0.5cm" svg:x="0.005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504cm" table:end-y="0.51cm" draw:z-index="404" draw:name="Grafik 17" draw:style-name="gr1" draw:text-style-name="P1" svg:width="0.5cm" svg:height="0.5cm" svg:x="0.004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503cm" table:end-y="0.51cm" draw:z-index="405" draw:name="Grafik 17" draw:style-name="gr1" draw:text-style-name="P1" svg:width="0.5cm" svg:height="0.5cm" svg:x="0.003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502cm" table:end-y="0.51cm" draw:z-index="429" draw:name="Grafik 1" draw:style-name="gr1" draw:text-style-name="P1" svg:width="0.5cm" svg:height="0.5cm" svg:x="0.00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8cm" table:end-y="0.51cm" draw:z-index="270" draw:name="Grafik 7" draw:style-name="gr1" draw:text-style-name="P1" svg:width="0.5cm" svg:height="0.5cm" svg:x="0.546cm" svg:y="0.01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Sheet1.K6" table:end-x="0.349cm" table:end-y="0.51cm" draw:z-index="292" draw:name="Grafik 10" draw:style-name="gr1" draw:text-style-name="P1" svg:width="0.35cm" svg:height="0.5cm" svg:x="-0.001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7cm" table:end-y="0.51cm" draw:z-index="340" draw:name="Grafik 4" draw:style-name="gr1" draw:text-style-name="P1" svg:width="0.5cm" svg:height="0.5cm" svg:x="0.54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6cm" table:end-y="0.51cm" draw:z-index="433" draw:name="Grafik 1" draw:style-name="gr1" draw:text-style-name="P1" svg:width="0.5cm" svg:height="0.5cm" svg:x="0.544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43cm" table:end-y="0.51cm" draw:z-index="296" draw:name="Grafik 10" draw:style-name="gr1" draw:text-style-name="P1" svg:width="0.35cm" svg:height="0.5cm" svg:x="0.54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92cm" table:end-y="0.51cm" draw:z-index="458" draw:name="Grafik 2" draw:style-name="gr1" draw:text-style-name="P1" svg:width="0.5cm" svg:height="0.5cm" svg:x="0.54cm" svg:y="0.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91cm" table:end-y="0.51cm" draw:z-index="344" draw:name="Grafik 4" draw:style-name="gr1" draw:text-style-name="P1" svg:width="0.5cm" svg:height="0.5cm" svg:x="0.539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9cm" table:end-y="0.51cm" draw:z-index="345" draw:name="Grafik 4" draw:style-name="gr1" draw:text-style-name="P1" svg:width="0.5cm" svg:height="0.5cm" svg:x="0.53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7cm" table:end-y="0.51cm" draw:z-index="346" draw:name="Grafik 4" draw:style-name="gr1" draw:text-style-name="P1" svg:width="0.5cm" svg:height="0.5cm" svg:x="0.53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6cm" table:end-y="0.41cm" draw:z-index="370" draw:name="Grafik 16" draw:style-name="gr1" draw:text-style-name="P1" svg:width="0.5cm" svg:height="0.4cm" svg:x="0.534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4cm" table:end-y="0.408cm" draw:z-index="4" draw:name="Grafik 16" draw:style-name="gr1" draw:text-style-name="P1" svg:width="0.5cm" svg:height="0.4cm" svg:x="0.54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83cm" table:end-y="0.41cm" draw:z-index="371" draw:name="Grafik 16" draw:style-name="gr1" draw:text-style-name="P1" svg:width="0.5cm" svg:height="0.4cm" svg:x="0.532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1cm" table:end-y="0.41cm" draw:z-index="372" draw:name="Grafik 16" draw:style-name="gr1" draw:text-style-name="P1" svg:width="0.5cm" svg:height="0.4cm" svg:x="0.529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cm" table:end-y="0.41cm" draw:z-index="373" draw:name="Grafik 16" draw:style-name="gr1" draw:text-style-name="P1" svg:width="0.5cm" svg:height="0.4cm" svg:x="0.528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78cm" table:end-y="0.41cm" draw:z-index="374" draw:name="Grafik 16" draw:style-name="gr1" draw:text-style-name="P1" svg:width="0.5cm" svg:height="0.4cm" svg:x="0.527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77cm" table:end-y="0.41cm" draw:z-index="375" draw:name="Grafik 16" draw:style-name="gr1" draw:text-style-name="P1" svg:width="0.5cm" svg:height="0.4cm" svg:x="0.525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5cm" table:end-y="0.41cm" draw:z-index="40" draw:name="Grafik 16" draw:style-name="gr1" draw:text-style-name="P1" svg:width="0.5cm" svg:height="0.4cm" svg:x="0.52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6" table:end-x="0.309cm" table:end-y="0.515cm" draw:z-index="475" draw:name="Grafik 10" draw:style-name="gr1" draw:text-style-name="P1" svg:width="0.35cm" svg:height="0.5cm" svg:x="0.906cm" svg:y="0.015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([.AO6]*9+[.AP6]*8+[.AQ6]*7+[.AR6]*6+[.AS6]*5+[.AT6]*4+[.AU6]*3+[.AV6]*2+[.AW6])/10"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table:formula="of:=(-[.AY6]-[.AZ6]*2-[.BA6]*3-[.BB6]*4-[.BC6]*5-[.BD6]*6-[.BE6]*7-[.BF6]*8-[.BG6]*9)/10" office:value-type="float" office:value="-0">
            <text:p>0</text:p>
          </table:table-cell>
          <table:table-cell table:formula="of:=[.AX6]+[.BH6]"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22cm" table:end-y="0.506cm" draw:z-index="30" draw:name="Grafik 15" draw:style-name="gr1" draw:text-style-name="P1" svg:width="0.5cm" svg:height="0.5cm" svg:x="0.022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3cm" table:end-y="0.507cm" draw:z-index="445" draw:name="Grafik 2" draw:style-name="gr1" draw:text-style-name="P1" svg:width="0.5cm" svg:height="0.5cm" svg:x="0.013cm" svg:y="0.00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36cm" table:end-y="0.507cm" draw:z-index="285" draw:name="Grafik 10" draw:style-name="gr1" draw:text-style-name="P1" svg:width="0.35cm" svg:height="0.5cm" svg:x="0.01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09cm" table:end-y="0.507cm" draw:z-index="332" draw:name="Grafik 4" draw:style-name="gr1" draw:text-style-name="P1" svg:width="0.5cm" svg:height="0.5cm" svg:x="0.00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58cm" table:end-y="0.507cm" draw:z-index="379" draw:name="Grafik 8" draw:style-name="gr1" draw:text-style-name="P1" svg:width="0.35cm" svg:height="0.5cm" svg:x="0.008cm" svg:y="0.00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05cm" table:end-y="0.407cm" draw:z-index="357" draw:name="Grafik 16" draw:style-name="gr1" draw:text-style-name="P1" svg:width="0.5cm" svg:height="0.4cm" svg:x="0.00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4cm" table:end-y="0.507cm" draw:z-index="335" draw:name="Grafik 4" draw:style-name="gr1" draw:text-style-name="P1" svg:width="0.5cm" svg:height="0.5cm" svg:x="0.00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353cm" table:end-y="0.507cm" draw:z-index="290" draw:name="Grafik 10" draw:style-name="gr1" draw:text-style-name="P1" svg:width="0.35cm" svg:height="0.5cm" svg:x="0.003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502cm" table:end-y="0.507cm" draw:z-index="406" draw:name="Grafik 17" draw:style-name="gr1" draw:text-style-name="P1" svg:width="0.5cm" svg:height="0.5cm" svg:x="0.002cm" svg:y="0.00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9cm" table:end-y="0.507cm" draw:z-index="338" draw:name="Grafik 4" draw:style-name="gr1" draw:text-style-name="P1" svg:width="0.5cm" svg:height="0.5cm" svg:x="-0.001cm" svg:y="0.007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Sheet1.L7" table:end-x="0.498cm" table:end-y="0.507cm" draw:z-index="431" draw:name="Grafik 1" draw:style-name="gr1" draw:text-style-name="P1" svg:width="0.5cm" svg:height="0.5cm" svg:x="0.546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97cm" table:end-y="0.507cm" draw:z-index="432" draw:name="Grafik 1" draw:style-name="gr1" draw:text-style-name="P1" svg:width="0.5cm" svg:height="0.5cm" svg:x="0.545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46cm" table:end-y="0.507cm" draw:z-index="295" draw:name="Grafik 10" draw:style-name="gr1" draw:text-style-name="P1" svg:width="0.35cm" svg:height="0.5cm" svg:x="0.54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93cm" table:end-y="0.407cm" draw:z-index="365" draw:name="Grafik 16" draw:style-name="gr1" draw:text-style-name="P1" svg:width="0.5cm" svg:height="0.4cm" svg:x="0.542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342cm" table:end-y="0.507cm" draw:z-index="297" draw:name="Grafik 10" draw:style-name="gr1" draw:text-style-name="P1" svg:width="0.35cm" svg:height="0.5cm" svg:x="0.5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41cm" table:end-y="0.507cm" draw:z-index="298" draw:name="Grafik 10" draw:style-name="gr1" draw:text-style-name="P1" svg:width="0.35cm" svg:height="0.5cm" svg:x="0.539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9cm" table:end-y="0.407cm" draw:z-index="368" draw:name="Grafik 16" draw:style-name="gr1" draw:text-style-name="P1" svg:width="0.5cm" svg:height="0.4cm" svg:x="0.538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7cm" table:end-y="0.407cm" draw:z-index="369" draw:name="Grafik 16" draw:style-name="gr1" draw:text-style-name="P1" svg:width="0.5cm" svg:height="0.4cm" svg:x="0.53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86cm" table:end-y="0.507cm" draw:z-index="347" draw:name="Grafik 4" draw:style-name="gr1" draw:text-style-name="P1" svg:width="0.5cm" svg:height="0.5cm" svg:x="0.53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94cm" table:end-y="0.506cm" draw:z-index="5" draw:name="Grafik 4" draw:style-name="gr1" draw:text-style-name="P1" svg:width="0.5cm" svg:height="0.5cm" svg:x="0.54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83cm" table:end-y="0.507cm" draw:z-index="348" draw:name="Grafik 4" draw:style-name="gr1" draw:text-style-name="P1" svg:width="0.5cm" svg:height="0.5cm" svg:x="0.532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81cm" table:end-y="0.507cm" draw:z-index="349" draw:name="Grafik 4" draw:style-name="gr1" draw:text-style-name="P1" svg:width="0.5cm" svg:height="0.5cm" svg:x="0.52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8cm" table:end-y="0.507cm" draw:z-index="350" draw:name="Grafik 4" draw:style-name="gr1" draw:text-style-name="P1" svg:width="0.5cm" svg:height="0.5cm" svg:x="0.528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78cm" table:end-y="0.507cm" draw:z-index="351" draw:name="Grafik 4" draw:style-name="gr1" draw:text-style-name="P1" svg:width="0.5cm" svg:height="0.5cm" svg:x="0.527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77cm" table:end-y="0.507cm" draw:z-index="352" draw:name="Grafik 4" draw:style-name="gr1" draw:text-style-name="P1" svg:width="0.5cm" svg:height="0.5cm" svg:x="0.525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5cm" table:end-y="0.507cm" draw:z-index="41" draw:name="Grafik 4" draw:style-name="gr1" draw:text-style-name="P1" svg:width="0.5cm" svg:height="0.5cm" svg:x="0.523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7" table:end-x="0.459cm" table:end-y="0.513cm" draw:z-index="476" draw:name="Grafik 4" draw:style-name="gr1" draw:text-style-name="P1" svg:width="0.5cm" svg:height="0.5cm" svg:x="0.906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AO7]*9+[.AP7]*8+[.AQ7]*7+[.AR7]*6+[.AS7]*5+[.AT7]*4+[.AU7]*3+[.AV7]*2+[.AW7])/10" office:value-type="float" office:value="10.3">
            <text:p>10,3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(-[.AY7]-[.AZ7]*2-[.BA7]*3-[.BB7]*4-[.BC7]*5-[.BD7]*6-[.BE7]*7-[.BF7]*8-[.BG7]*9)/10" office:value-type="float" office:value="-0.6">
            <text:p>-0,6</text:p>
          </table:table-cell>
          <table:table-cell table:formula="of:=[.AX7]+[.BH7]" office:value-type="float" office:value="9.7">
            <text:p>9,7</text:p>
          </table:table-cell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22cm" table:end-y="0.505cm" draw:z-index="29" draw:name="Grafik 9" draw:style-name="gr1" draw:text-style-name="P1" svg:width="0.5cm" svg:height="0.5cm" svg:x="0.022cm" svg:y="0.00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363cm" table:end-y="0.506cm" draw:z-index="376" draw:name="Grafik 8" draw:style-name="gr1" draw:text-style-name="P1" svg:width="0.35cm" svg:height="0.5cm" svg:x="0.013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cm" table:end-y="0.506cm" draw:z-index="193" draw:name="Grafik 9" draw:style-name="gr1" draw:text-style-name="P1" svg:width="0.5cm" svg:height="0.5cm" svg:x="0.01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359cm" table:end-y="0.506cm" draw:z-index="378" draw:name="Grafik 8" draw:style-name="gr1" draw:text-style-name="P1" svg:width="0.35cm" svg:height="0.5cm" svg:x="0.009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406cm" draw:z-index="356" draw:name="Grafik 16" draw:style-name="gr1" draw:text-style-name="P1" svg:width="0.5cm" svg:height="0.4cm" svg:x="0.008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5cm" table:end-y="0.506cm" draw:z-index="311" draw:name="Grafik 15" draw:style-name="gr1" draw:text-style-name="P1" svg:width="0.5cm" svg:height="0.5cm" svg:x="0.00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4cm" table:end-y="0.406cm" draw:z-index="358" draw:name="Grafik 16" draw:style-name="gr1" draw:text-style-name="P1" svg:width="0.5cm" svg:height="0.4cm" svg:x="0.00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3cm" table:end-y="0.506cm" draw:z-index="336" draw:name="Grafik 4" draw:style-name="gr1" draw:text-style-name="P1" svg:width="0.5cm" svg:height="0.5cm" svg:x="0.003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502cm" table:end-y="0.506cm" draw:z-index="337" draw:name="Grafik 4" draw:style-name="gr1" draw:text-style-name="P1" svg:width="0.5cm" svg:height="0.5cm" svg:x="0.00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9cm" table:end-y="0.506cm" draw:z-index="200" draw:name="Grafik 9" draw:style-name="gr1" draw:text-style-name="P1" svg:width="0.5cm" svg:height="0.5cm" svg:x="-0.001cm" svg:y="0.006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L8" table:end-x="0.498cm" table:end-y="0.506cm" draw:z-index="339" draw:name="Grafik 4" draw:style-name="gr1" draw:text-style-name="P1" svg:width="0.5cm" svg:height="0.5cm" svg:x="0.546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7cm" table:end-y="0.506cm" draw:z-index="317" draw:name="Grafik 15" draw:style-name="gr1" draw:text-style-name="P1" svg:width="0.5cm" svg:height="0.5cm" svg:x="0.54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96cm" table:end-y="0.406cm" draw:z-index="364" draw:name="Grafik 16" draw:style-name="gr1" draw:text-style-name="P1" svg:width="0.5cm" svg:height="0.4cm" svg:x="0.54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93cm" table:end-y="0.506cm" draw:z-index="457" draw:name="Grafik 2" draw:style-name="gr1" draw:text-style-name="P1" svg:width="0.5cm" svg:height="0.5cm" svg:x="0.542cm" svg:y="0.00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92cm" table:end-y="0.406cm" draw:z-index="366" draw:name="Grafik 16" draw:style-name="gr1" draw:text-style-name="P1" svg:width="0.5cm" svg:height="0.4cm" svg:x="0.5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91cm" table:end-y="0.406cm" draw:z-index="367" draw:name="Grafik 16" draw:style-name="gr1" draw:text-style-name="P1" svg:width="0.5cm" svg:height="0.4cm" svg:x="0.539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9cm" table:end-y="0.506cm" draw:z-index="276" draw:name="Grafik 7" draw:style-name="gr1" draw:text-style-name="P1" svg:width="0.5cm" svg:height="0.5cm" svg:x="0.538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37cm" table:end-y="0.506cm" draw:z-index="300" draw:name="Grafik 10" draw:style-name="gr1" draw:text-style-name="P1" svg:width="0.35cm" svg:height="0.5cm" svg:x="0.535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6cm" table:end-y="0.506cm" draw:z-index="278" draw:name="Grafik 7" draw:style-name="gr1" draw:text-style-name="P1" svg:width="0.5cm" svg:height="0.5cm" svg:x="0.534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4cm" table:end-y="0.505cm" draw:z-index="6" draw:name="Grafik 7" draw:style-name="gr1" draw:text-style-name="P1" svg:width="0.5cm" svg:height="0.5cm" svg:x="0.542cm" svg:y="0.00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83cm" table:end-y="0.506cm" draw:z-index="279" draw:name="Grafik 7" draw:style-name="gr1" draw:text-style-name="P1" svg:width="0.5cm" svg:height="0.5cm" svg:x="0.532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31cm" table:end-y="0.506cm" draw:z-index="303" draw:name="Grafik 10" draw:style-name="gr1" draw:text-style-name="P1" svg:width="0.35cm" svg:height="0.5cm" svg:x="0.529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8cm" table:end-y="0.506cm" draw:z-index="327" draw:name="Grafik 15" draw:style-name="gr1" draw:text-style-name="P1" svg:width="0.5cm" svg:height="0.5cm" svg:x="0.528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78cm" table:end-y="0.506cm" draw:z-index="328" draw:name="Grafik 15" draw:style-name="gr1" draw:text-style-name="P1" svg:width="0.5cm" svg:height="0.5cm" svg:x="0.527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77cm" table:end-y="0.506cm" draw:z-index="329" draw:name="Grafik 15" draw:style-name="gr1" draw:text-style-name="P1" svg:width="0.5cm" svg:height="0.5cm" svg:x="0.52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75cm" table:end-y="0.506cm" draw:z-index="42" draw:name="Grafik 15" draw:style-name="gr1" draw:text-style-name="P1" svg:width="0.5cm" svg:height="0.5cm" svg:x="0.523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8" table:end-x="0.459cm" table:end-y="0.412cm" draw:z-index="477" draw:name="Grafik 16" draw:style-name="gr1" draw:text-style-name="P1" svg:width="0.5cm" svg:height="0.4cm" svg:x="0.906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AO8]*9+[.AP8]*8+[.AQ8]*7+[.AR8]*6+[.AS8]*5+[.AT8]*4+[.AU8]*3+[.AV8]*2+[.AW8])/10" office:value-type="float" office:value="9.5">
            <text:p>9,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(-[.AY8]-[.AZ8]*2-[.BA8]*3-[.BB8]*4-[.BC8]*5-[.BD8]*6-[.BE8]*7-[.BF8]*8-[.BG8]*9)/10" office:value-type="float" office:value="-0.1">
            <text:p>-0,1</text:p>
          </table:table-cell>
          <table:table-cell table:formula="of:=[.AX8]+[.BH8]" office:value-type="float" office:value="9.4">
            <text:p>9,4</text:p>
          </table:table-cell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22cm" table:end-y="0.503cm" draw:z-index="28" draw:name="Grafik 3" draw:style-name="gr1" draw:text-style-name="P1" svg:width="0.5cm" svg:height="0.5cm" svg:x="0.022cm" svg:y="0.00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3cm" table:end-y="0.504cm" draw:z-index="100" draw:name="Grafik 1" draw:style-name="gr1" draw:text-style-name="P1" svg:width="0.5cm" svg:height="0.5cm" svg:x="0.013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6cm" table:end-y="0.504cm" draw:z-index="377" draw:name="Grafik 8" draw:style-name="gr1" draw:text-style-name="P1" svg:width="0.35cm" svg:height="0.5cm" svg:x="0.01cm" svg:y="0.004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09cm" table:end-y="0.404cm" draw:z-index="355" draw:name="Grafik 16" draw:style-name="gr1" draw:text-style-name="P1" svg:width="0.5cm" svg:height="0.4cm" svg:x="0.009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508cm" table:end-y="0.504cm" draw:z-index="310" draw:name="Grafik 15" draw:style-name="gr1" draw:text-style-name="P1" svg:width="0.5cm" svg:height="0.5cm" svg:x="0.008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5cm" table:end-y="0.504cm" draw:z-index="426" draw:name="Grafik 1" draw:style-name="gr1" draw:text-style-name="P1" svg:width="0.5cm" svg:height="0.5cm" svg:x="0.005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4cm" table:end-y="0.504cm" draw:z-index="427" draw:name="Grafik 1" draw:style-name="gr1" draw:text-style-name="P1" svg:width="0.5cm" svg:height="0.5cm" svg:x="0.004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503cm" table:end-y="0.504cm" draw:z-index="198" draw:name="Grafik 9" draw:style-name="gr1" draw:text-style-name="P1" svg:width="0.5cm" svg:height="0.5cm" svg:x="0.003cm" svg:y="0.00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502cm" table:end-y="0.404cm" draw:z-index="360" draw:name="Grafik 16" draw:style-name="gr1" draw:text-style-name="P1" svg:width="0.5cm" svg:height="0.4cm" svg:x="0.002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9cm" table:end-y="0.504cm" draw:z-index="315" draw:name="Grafik 15" draw:style-name="gr1" draw:text-style-name="P1" svg:width="0.5cm" svg:height="0.5cm" svg:x="-0.001cm" svg:y="0.004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L9" table:end-x="0.498cm" table:end-y="0.404cm" draw:z-index="362" draw:name="Grafik 16" draw:style-name="gr1" draw:text-style-name="P1" svg:width="0.5cm" svg:height="0.4cm" svg:x="0.546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7cm" table:end-y="0.504cm" draw:z-index="271" draw:name="Grafik 7" draw:style-name="gr1" draw:text-style-name="P1" svg:width="0.5cm" svg:height="0.5cm" svg:x="0.54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6cm" table:end-y="0.504cm" draw:z-index="272" draw:name="Grafik 7" draw:style-name="gr1" draw:text-style-name="P1" svg:width="0.5cm" svg:height="0.5cm" svg:x="0.544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93cm" table:end-y="0.504cm" draw:z-index="273" draw:name="Grafik 7" draw:style-name="gr1" draw:text-style-name="P1" svg:width="0.5cm" svg:height="0.5cm" svg:x="0.542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92cm" table:end-y="0.504cm" draw:z-index="320" draw:name="Grafik 15" draw:style-name="gr1" draw:text-style-name="P1" svg:width="0.5cm" svg:height="0.5cm" svg:x="0.54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91cm" table:end-y="0.504cm" draw:z-index="321" draw:name="Grafik 15" draw:style-name="gr1" draw:text-style-name="P1" svg:width="0.5cm" svg:height="0.5cm" svg:x="0.539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39cm" table:end-y="0.504cm" draw:z-index="299" draw:name="Grafik 10" draw:style-name="gr1" draw:text-style-name="P1" svg:width="0.35cm" svg:height="0.5cm" svg:x="0.538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7cm" table:end-y="0.504cm" draw:z-index="277" draw:name="Grafik 7" draw:style-name="gr1" draw:text-style-name="P1" svg:width="0.5cm" svg:height="0.5cm" svg:x="0.53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36cm" table:end-y="0.504cm" draw:z-index="301" draw:name="Grafik 10" draw:style-name="gr1" draw:text-style-name="P1" svg:width="0.35cm" svg:height="0.5cm" svg:x="0.534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44cm" table:end-y="0.503cm" draw:z-index="7" draw:name="Grafik 10" draw:style-name="gr1" draw:text-style-name="P1" svg:width="0.35cm" svg:height="0.5cm" svg:x="0.542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33cm" table:end-y="0.504cm" draw:z-index="302" draw:name="Grafik 10" draw:style-name="gr1" draw:text-style-name="P1" svg:width="0.35cm" svg:height="0.5cm" svg:x="0.532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81cm" table:end-y="0.504cm" draw:z-index="280" draw:name="Grafik 7" draw:style-name="gr1" draw:text-style-name="P1" svg:width="0.5cm" svg:height="0.5cm" svg:x="0.529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8cm" table:end-y="0.504cm" draw:z-index="281" draw:name="Grafik 7" draw:style-name="gr1" draw:text-style-name="P1" svg:width="0.5cm" svg:height="0.5cm" svg:x="0.528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78cm" table:end-y="0.504cm" draw:z-index="282" draw:name="Grafik 7" draw:style-name="gr1" draw:text-style-name="P1" svg:width="0.5cm" svg:height="0.5cm" svg:x="0.527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27cm" table:end-y="0.504cm" draw:z-index="306" draw:name="Grafik 10" draw:style-name="gr1" draw:text-style-name="P1" svg:width="0.35cm" svg:height="0.5cm" svg:x="0.525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325cm" table:end-y="0.504cm" draw:z-index="43" draw:name="Grafik 10" draw:style-name="gr1" draw:text-style-name="P1" svg:width="0.35cm" svg:height="0.5cm" svg:x="0.523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9" table:end-x="0.459cm" table:end-y="0.512cm" draw:z-index="478" draw:name="Grafik 15" draw:style-name="gr1" draw:text-style-name="P1" svg:width="0.5cm" svg:height="0.5cm" svg:x="0.906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AO9]*9+[.AP9]*8+[.AQ9]*7+[.AR9]*6+[.AS9]*5+[.AT9]*4+[.AU9]*3+[.AV9]*2+[.AW9])/10" office:value-type="float" office:value="7.6">
            <text:p>7,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(-[.AY9]-[.AZ9]*2-[.BA9]*3-[.BB9]*4-[.BC9]*5-[.BD9]*6-[.BE9]*7-[.BF9]*8-[.BG9]*9)/10" office:value-type="float" office:value="-0.3">
            <text:p>-0,3</text:p>
          </table:table-cell>
          <table:table-cell table:formula="of:=[.AX9]+[.BH9]" office:value-type="float" office:value="7.3">
            <text:p>7,3</text:p>
          </table:table-cell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B10" table:end-x="0.522cm" table:end-y="0.502cm" draw:z-index="27" draw:name="Grafik 2" draw:style-name="gr1" draw:text-style-name="P1" svg:width="0.5cm" svg:height="0.5cm" svg:x="0.022cm" svg:y="0.00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3cm" table:end-y="0.503cm" draw:z-index="261" draw:name="Grafik 7" draw:style-name="gr1" draw:text-style-name="P1" svg:width="0.5cm" svg:height="0.5cm" svg:x="0.01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1cm" table:end-y="0.503cm" draw:z-index="262" draw:name="Grafik 7" draw:style-name="gr1" draw:text-style-name="P1" svg:width="0.5cm" svg:height="0.5cm" svg:x="0.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09cm" table:end-y="0.503cm" draw:z-index="194" draw:name="Grafik 9" draw:style-name="gr1" draw:text-style-name="P1" svg:width="0.5cm" svg:height="0.5cm" svg:x="0.009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95" draw:name="Grafik 9" draw:style-name="gr1" draw:text-style-name="P1" svg:width="0.5cm" svg:height="0.5cm" svg:x="0.008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505cm" table:end-y="0.503cm" draw:z-index="196" draw:name="Grafik 9" draw:style-name="gr1" draw:text-style-name="P1" svg:width="0.5cm" svg:height="0.5cm" svg:x="0.005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4cm" table:end-y="0.503cm" draw:z-index="197" draw:name="Grafik 9" draw:style-name="gr1" draw:text-style-name="P1" svg:width="0.5cm" svg:height="0.5cm" svg:x="0.00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3cm" table:end-y="0.403cm" draw:z-index="359" draw:name="Grafik 16" draw:style-name="gr1" draw:text-style-name="P1" svg:width="0.5cm" svg:height="0.4cm" svg:x="0.003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502cm" table:end-y="0.503cm" draw:z-index="199" draw:name="Grafik 9" draw:style-name="gr1" draw:text-style-name="P1" svg:width="0.5cm" svg:height="0.5cm" svg:x="0.00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8cm" table:end-y="0.503cm" draw:z-index="201" draw:name="Grafik 9" draw:style-name="gr1" draw:text-style-name="P1" svg:width="0.5cm" svg:height="0.5cm" svg:x="0.546cm" svg:y="0.003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K10" table:end-x="0.499cm" table:end-y="0.503cm" draw:z-index="269" draw:name="Grafik 7" draw:style-name="gr1" draw:text-style-name="P1" svg:width="0.5cm" svg:height="0.5cm" svg:x="-0.0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7cm" table:end-y="0.403cm" draw:z-index="363" draw:name="Grafik 16" draw:style-name="gr1" draw:text-style-name="P1" svg:width="0.5cm" svg:height="0.4cm" svg:x="0.545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6cm" table:end-y="0.503cm" draw:z-index="318" draw:name="Grafik 15" draw:style-name="gr1" draw:text-style-name="P1" svg:width="0.5cm" svg:height="0.5cm" svg:x="0.544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3cm" table:end-y="0.503cm" draw:z-index="319" draw:name="Grafik 15" draw:style-name="gr1" draw:text-style-name="P1" svg:width="0.5cm" svg:height="0.5cm" svg:x="0.542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92cm" table:end-y="0.503cm" draw:z-index="274" draw:name="Grafik 7" draw:style-name="gr1" draw:text-style-name="P1" svg:width="0.5cm" svg:height="0.5cm" svg:x="0.54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91cm" table:end-y="0.503cm" draw:z-index="275" draw:name="Grafik 7" draw:style-name="gr1" draw:text-style-name="P1" svg:width="0.5cm" svg:height="0.5cm" svg:x="0.539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89cm" table:end-y="0.503cm" draw:z-index="322" draw:name="Grafik 15" draw:style-name="gr1" draw:text-style-name="P1" svg:width="0.5cm" svg:height="0.5cm" svg:x="0.538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7cm" table:end-y="0.503cm" draw:z-index="323" draw:name="Grafik 15" draw:style-name="gr1" draw:text-style-name="P1" svg:width="0.5cm" svg:height="0.5cm" svg:x="0.535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86cm" table:end-y="0.503cm" draw:z-index="209" draw:name="Grafik 9" draw:style-name="gr1" draw:text-style-name="P1" svg:width="0.5cm" svg:height="0.5cm" svg:x="0.53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94cm" table:end-y="0.502cm" draw:z-index="8" draw:name="Grafik 15" draw:style-name="gr1" draw:text-style-name="P1" svg:width="0.5cm" svg:height="0.5cm" svg:x="0.542cm" svg:y="0.00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83cm" table:end-y="0.503cm" draw:z-index="210" draw:name="Grafik 9" draw:style-name="gr1" draw:text-style-name="P1" svg:width="0.5cm" svg:height="0.5cm" svg:x="0.53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1cm" table:end-y="0.503cm" draw:z-index="326" draw:name="Grafik 15" draw:style-name="gr1" draw:text-style-name="P1" svg:width="0.5cm" svg:height="0.5cm" svg:x="0.529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3cm" table:end-y="0.503cm" draw:z-index="304" draw:name="Grafik 10" draw:style-name="gr1" draw:text-style-name="P1" svg:width="0.35cm" svg:height="0.5cm" svg:x="0.528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28cm" table:end-y="0.503cm" draw:z-index="305" draw:name="Grafik 10" draw:style-name="gr1" draw:text-style-name="P1" svg:width="0.35cm" svg:height="0.5cm" svg:x="0.527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77cm" table:end-y="0.503cm" draw:z-index="283" draw:name="Grafik 7" draw:style-name="gr1" draw:text-style-name="P1" svg:width="0.5cm" svg:height="0.5cm" svg:x="0.525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5cm" table:end-y="0.503cm" draw:z-index="44" draw:name="Grafik 7" draw:style-name="gr1" draw:text-style-name="P1" svg:width="0.5cm" svg:height="0.5cm" svg:x="0.52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D10" table:end-x="0.416cm" table:end-y="0.511cm" draw:z-index="528" draw:name="Grafik 3" draw:style-name="gr1" draw:text-style-name="P1" svg:width="0.5cm" svg:height="0.5cm" svg:x="0.464cm" svg:y="0.01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13cm" table:end-y="0.511cm" draw:z-index="529" draw:name="Grafik 3" draw:style-name="gr1" draw:text-style-name="P1" svg:width="0.5cm" svg:height="0.5cm" svg:x="0.461cm" svg:y="0.01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G10" table:end-x="0.405cm" table:end-y="0.511cm" draw:z-index="539" draw:name="Grafik 9" draw:style-name="gr1" draw:text-style-name="P1" svg:width="0.5cm" svg:height="0.5cm" svg:x="0.454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02cm" table:end-y="0.511cm" draw:z-index="540" draw:name="Grafik 9" draw:style-name="gr1" draw:text-style-name="P1" svg:width="0.5cm" svg:height="0.5cm" svg:x="0.45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399cm" table:end-y="0.511cm" draw:z-index="541" draw:name="Grafik 9" draw:style-name="gr1" draw:text-style-name="P1" svg:width="0.5cm" svg:height="0.5cm" svg:x="0.447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N10" table:end-x="0.459cm" table:end-y="0.511cm" draw:z-index="479" draw:name="Grafik 7" draw:style-name="gr1" draw:text-style-name="P1" svg:width="0.5cm" svg:height="0.5cm" svg:x="0.906cm" svg:y="0.01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([.AO10]*9+[.AP10]*8+[.AQ10]*7+[.AR10]*6+[.AS10]*5+[.AT10]*4+[.AU10]*3+[.AV10]*2+[.AW10])/10" office:value-type="float" office:value="3.8">
            <text:p>3,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(-[.AY10]-[.AZ10]*2-[.BA10]*3-[.BB10]*4-[.BC10]*5-[.BD10]*6-[.BE10]*7-[.BF10]*8-[.BG10]*9)/10" office:value-type="float" office:value="-2">
            <text:p>-2</text:p>
          </table:table-cell>
          <table:table-cell table:formula="of:=[.AX10]+[.BH10]" office:value-type="float" office:value="1.8">
            <text:p>1,8</text:p>
          </table:table-cell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372cm" table:end-y="0.5cm" draw:z-index="26" draw:name="Grafik 8" draw:style-name="gr1" draw:text-style-name="P1" svg:width="0.35cm" svg:height="0.5cm" svg:x="0.02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3cm" table:end-y="0.5cm" draw:z-index="192" draw:name="Grafik 9" draw:style-name="gr1" draw:text-style-name="P1" svg:width="0.5cm" svg:height="0.5cm" svg:x="0.013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51cm" table:end-y="0.5cm" draw:z-index="331" draw:name="Grafik 4" draw:style-name="gr1" draw:text-style-name="P1" svg:width="0.5cm" svg:height="0.5cm" svg:x="0.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59cm" table:end-y="0.5cm" draw:z-index="79" draw:name="Grafik 12" draw:style-name="gr1" draw:text-style-name="P1" svg:width="0.35cm" svg:height="0.5cm" svg:x="0.00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358cm" table:end-y="0.5cm" draw:z-index="80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5cm" table:end-y="0.5cm" draw:z-index="173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4cm" table:end-y="0.5cm" draw:z-index="174" draw:name="Grafik 3" draw:style-name="gr1" draw:text-style-name="P1" svg:width="0.5cm" svg:height="0.5cm" svg:x="0.00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503cm" table:end-y="0.5cm" draw:z-index="175" draw:name="Grafik 3" draw:style-name="gr1" draw:text-style-name="P1" svg:width="0.5cm" svg:height="0.5cm" svg:x="0.00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502cm" table:end-y="0.5cm" draw:z-index="268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8cm" table:end-y="0.5cm" draw:z-index="316" draw:name="Grafik 15" draw:style-name="gr1" draw:text-style-name="P1" svg:width="0.5cm" svg:height="0.5cm" svg:x="0.546cm" svg:y="0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K11" table:end-x="0.499cm" table:end-y="0.4cm" draw:z-index="361" draw:name="Grafik 16" draw:style-name="gr1" draw:text-style-name="P1" svg:width="0.5cm" svg:height="0.4cm" svg:x="-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97cm" table:end-y="0.5cm" draw:z-index="202" draw:name="Grafik 9" draw:style-name="gr1" draw:text-style-name="P1" svg:width="0.5cm" svg:height="0.5cm" svg:x="0.54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6cm" table:end-y="0.5cm" draw:z-index="203" draw:name="Grafik 9" draw:style-name="gr1" draw:text-style-name="P1" svg:width="0.5cm" svg:height="0.5cm" svg:x="0.54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93cm" table:end-y="0.3cm" draw:z-index="227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92cm" table:end-y="0.3cm" draw:z-index="228" draw:name="Grafik 8" draw:style-name="gr1" draw:text-style-name="P1" svg:width="0.5cm" svg:height="0.3cm" svg:x="0.54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41cm" table:end-y="0.5cm" draw:z-index="160" draw:name="Grafik 11" draw:style-name="gr1" draw:text-style-name="P1" svg:width="0.35cm" svg:height="0.5cm" svg:x="0.539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39cm" table:end-y="0.5cm" draw:z-index="161" draw:name="Grafik 11" draw:style-name="gr1" draw:text-style-name="P1" svg:width="0.35cm" svg:height="0.5cm" svg:x="0.53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337cm" table:end-y="0.5cm" draw:z-index="162" draw:name="Grafik 11" draw:style-name="gr1" draw:text-style-name="P1" svg:width="0.35cm" svg:height="0.5cm" svg:x="0.53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86cm" table:end-y="0.5cm" draw:z-index="324" draw:name="Grafik 15" draw:style-name="gr1" draw:text-style-name="P1" svg:width="0.5cm" svg:height="0.5cm" svg:x="0.53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44cm" table:end-y="0.5cm" draw:z-index="9" draw:name="Grafik 11" draw:style-name="gr1" draw:text-style-name="P1" svg:width="0.35cm" svg:height="0.5cm" svg:x="0.54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83cm" table:end-y="0.5cm" draw:z-index="325" draw:name="Grafik 15" draw:style-name="gr1" draw:text-style-name="P1" svg:width="0.5cm" svg:height="0.5cm" svg:x="0.53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81cm" table:end-y="0.5cm" draw:z-index="211" draw:name="Grafik 9" draw:style-name="gr1" draw:text-style-name="P1" svg:width="0.5cm" svg:height="0.5cm" svg:x="0.52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cm" table:end-y="0.3cm" draw:z-index="235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78cm" table:end-y="0.3cm" draw:z-index="236" draw:name="Grafik 8" draw:style-name="gr1" draw:text-style-name="P1" svg:width="0.5cm" svg:height="0.3cm" svg:x="0.527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7cm" table:end-y="0.54cm" draw:z-index="260" draw:name="Grafik 13" draw:style-name="gr1" draw:text-style-name="P1" svg:width="0.54cm" svg:height="0.54cm" svg:x="0.525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515cm" table:end-y="0.54cm" draw:z-index="45" draw:name="Grafik 13" draw:style-name="gr1" draw:text-style-name="P1" svg:width="0.54cm" svg:height="0.54cm" svg:x="0.523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C11" table:end-x="0.419cm" table:end-y="0.509cm" draw:z-index="527" draw:name="Grafik 3" draw:style-name="gr1" draw:text-style-name="P1" svg:width="0.5cm" svg:height="0.5cm" svg:x="0.468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F11" table:end-x="0.409cm" table:end-y="0.509cm" draw:z-index="538" draw:name="Grafik 9" draw:style-name="gr1" draw:text-style-name="P1" svg:width="0.5cm" svg:height="0.5cm" svg:x="0.457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H11" table:end-x="0.402cm" table:end-y="0.509cm" draw:z-index="532" draw:name="Grafik 3" draw:style-name="gr1" draw:text-style-name="P1" svg:width="0.5cm" svg:height="0.5cm" svg:x="0.45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399cm" table:end-y="0.509cm" draw:z-index="533" draw:name="Grafik 3" draw:style-name="gr1" draw:text-style-name="P1" svg:width="0.5cm" svg:height="0.5cm" svg:x="0.447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N11" table:end-x="0.459cm" table:end-y="0.509cm" draw:z-index="480" draw:name="Grafik 9" draw:style-name="gr1" draw:text-style-name="P1" svg:width="0.5cm" svg:height="0.5cm" svg:x="0.906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([.AO11]*9+[.AP11]*8+[.AQ11]*7+[.AR11]*6+[.AS11]*5+[.AT11]*4+[.AU11]*3+[.AV11]*2+[.AW11])/10" office:value-type="float" office:value="1.9">
            <text:p>1,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(-[.AY11]-[.AZ11]*2-[.BA11]*3-[.BB11]*4-[.BC11]*5-[.BD11]*6-[.BE11]*7-[.BF11]*8-[.BG11]*9)/10" office:value-type="float" office:value="-3.1">
            <text:p>-3,1</text:p>
          </table:table-cell>
          <table:table-cell table:formula="of:=[.AX11]+[.BH11]" office:value-type="float" office:value="-1.2">
            <text:p>-1,2</text:p>
          </table:table-cell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22cm" table:end-y="0.348cm" draw:z-index="24" draw:name="Grafik 1" draw:style-name="gr1" draw:text-style-name="P1" svg:width="0.5cm" svg:height="0.35cm" svg:x="0.022cm" svg:y="0.546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B12" table:end-x="0.522cm" table:end-y="0.499cm" draw:z-index="25" draw:name="Grafik 4" draw:style-name="gr1" draw:text-style-name="P1" svg:width="0.5cm" svg:height="0.5cm" svg:x="0.022cm" svg:y="-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13cm" table:end-y="0.499cm" draw:z-index="169" draw:name="Grafik 3" draw:style-name="gr1" draw:text-style-name="P1" svg:width="0.5cm" svg:height="0.5cm" svg:x="0.013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C13" table:end-x="0.513cm" table:end-y="0.497cm" draw:z-index="330" draw:name="Grafik 4" draw:style-name="gr1" draw:text-style-name="P1" svg:width="0.5cm" svg:height="0.5cm" svg:x="0.013cm" svg:y="0.545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51cm" table:end-y="0.497cm" draw:z-index="101" draw:name="Grafik 1" draw:style-name="gr1" draw:text-style-name="P1" svg:width="0.5cm" svg:height="0.5cm" svg:x="0.01cm" svg:y="0.545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D12" table:end-x="0.51cm" table:end-y="0.299cm" draw:z-index="216" draw:name="Grafik 8" draw:style-name="gr1" draw:text-style-name="P1" svg:width="0.5cm" svg:height="0.3cm" svg:x="0.01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09cm" table:end-y="0.499cm" draw:z-index="102" draw:name="Grafik 1" draw:style-name="gr1" draw:text-style-name="P1" svg:width="0.5cm" svg:height="0.5cm" svg:x="0.009cm" svg:y="-0.001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E13" table:end-x="0.509cm" table:end-y="0.297cm" draw:z-index="217" draw:name="Grafik 8" draw:style-name="gr1" draw:text-style-name="P1" svg:width="0.5cm" svg:height="0.3cm" svg:x="0.00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58cm" table:end-y="0.497cm" draw:z-index="149" draw:name="Grafik 11" draw:style-name="gr1" draw:text-style-name="P1" svg:width="0.35cm" svg:height="0.5cm" svg:x="0.00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F12" table:end-x="0.508cm" table:end-y="0.499cm" draw:z-index="264" draw:name="Grafik 7" draw:style-name="gr1" draw:text-style-name="P1" svg:width="0.5cm" svg:height="0.5cm" svg:x="0.008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355cm" table:end-y="0.499cm" draw:z-index="81" draw:name="Grafik 12" draw:style-name="gr1" draw:text-style-name="P1" svg:width="0.35cm" svg:height="0.5cm" svg:x="0.005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G13" table:end-x="0.505cm" table:end-y="0.497cm" draw:z-index="265" draw:name="Grafik 7" draw:style-name="gr1" draw:text-style-name="P1" svg:width="0.5cm" svg:height="0.5cm" svg:x="0.005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54cm" table:end-y="0.499cm" draw:z-index="82" draw:name="Grafik 12" draw:style-name="gr1" draw:text-style-name="P1" svg:width="0.35cm" svg:height="0.5cm" svg:x="0.004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H13" table:end-x="0.504cm" table:end-y="0.497cm" draw:z-index="266" draw:name="Grafik 7" draw:style-name="gr1" draw:text-style-name="P1" svg:width="0.5cm" svg:height="0.5cm" svg:x="0.004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53cm" table:end-y="0.497cm" draw:z-index="83" draw:name="Grafik 12" draw:style-name="gr1" draw:text-style-name="P1" svg:width="0.35cm" svg:height="0.5cm" svg:x="0.003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I12" table:end-x="0.503cm" table:end-y="0.499cm" draw:z-index="267" draw:name="Grafik 7" draw:style-name="gr1" draw:text-style-name="P1" svg:width="0.5cm" svg:height="0.5cm" svg:x="0.003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52cm" table:end-y="0.497cm" draw:z-index="85" draw:name="Grafik 12" draw:style-name="gr1" draw:text-style-name="P1" svg:width="0.35cm" svg:height="0.5cm" svg:x="0.002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J12" table:end-x="0.502cm" table:end-y="0.499cm" draw:z-index="176" draw:name="Grafik 3" draw:style-name="gr1" draw:text-style-name="P1" svg:width="0.5cm" svg:height="0.5cm" svg:x="0.002cm" svg:y="-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49cm" table:end-y="0.497cm" draw:z-index="86" draw:name="Grafik 12" draw:style-name="gr1" draw:text-style-name="P1" svg:width="0.35cm" svg:height="0.5cm" svg:x="-0.001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2" table:end-x="0.499cm" table:end-y="0.499cm" draw:z-index="177" draw:name="Grafik 3" draw:style-name="gr1" draw:text-style-name="P1" svg:width="0.5cm" svg:height="0.5cm" svg:x="-0.001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3" table:end-x="0.498cm" table:end-y="0.497cm" draw:z-index="178" draw:name="Grafik 3" draw:style-name="gr1" draw:text-style-name="P1" svg:width="0.5cm" svg:height="0.5cm" svg:x="0.546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2" table:end-x="0.498cm" table:end-y="0.299cm" draw:z-index="224" draw:name="Grafik 8" draw:style-name="gr1" draw:text-style-name="P1" svg:width="0.5cm" svg:height="0.3cm" svg:x="0.546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347cm" table:end-y="0.497cm" draw:z-index="156" draw:name="Grafik 11" draw:style-name="gr1" draw:text-style-name="P1" svg:width="0.35cm" svg:height="0.5cm" svg:x="0.545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M12" table:end-x="0.497cm" table:end-y="0.299cm" draw:z-index="225" draw:name="Grafik 8" draw:style-name="gr1" draw:text-style-name="P1" svg:width="0.5cm" svg:height="0.3cm" svg:x="0.54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6cm" table:end-y="0.497cm" draw:z-index="134" draw:name="Grafik 14" draw:style-name="gr1" draw:text-style-name="P1" svg:width="0.5cm" svg:height="0.5cm" svg:x="0.544cm" svg:y="0.545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N12" table:end-x="0.496cm" table:end-y="0.299cm" draw:z-index="226" draw:name="Grafik 8" draw:style-name="gr1" draw:text-style-name="P1" svg:width="0.5cm" svg:height="0.3cm" svg:x="0.54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43cm" table:end-y="0.497cm" draw:z-index="158" draw:name="Grafik 11" draw:style-name="gr1" draw:text-style-name="P1" svg:width="0.35cm" svg:height="0.5cm" svg:x="0.54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O12" table:end-x="0.493cm" table:end-y="0.499cm" draw:z-index="204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342cm" table:end-y="0.499cm" draw:z-index="159" draw:name="Grafik 11" draw:style-name="gr1" draw:text-style-name="P1" svg:width="0.35cm" svg:height="0.5cm" svg:x="0.54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P13" table:end-x="0.492cm" table:end-y="0.497cm" draw:z-index="205" draw:name="Grafik 9" draw:style-name="gr1" draw:text-style-name="P1" svg:width="0.5cm" svg:height="0.5cm" svg:x="0.54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91cm" table:end-y="0.497cm" draw:z-index="206" draw:name="Grafik 9" draw:style-name="gr1" draw:text-style-name="P1" svg:width="0.5cm" svg:height="0.5cm" svg:x="0.539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Q12" table:end-x="0.491cm" table:end-y="0.299cm" draw:z-index="229" draw:name="Grafik 8" draw:style-name="gr1" draw:text-style-name="P1" svg:width="0.5cm" svg:height="0.3cm" svg:x="0.539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89cm" table:end-y="0.497cm" draw:z-index="184" draw:name="Grafik 3" draw:style-name="gr1" draw:text-style-name="P1" svg:width="0.5cm" svg:height="0.5cm" svg:x="0.538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R12" table:end-x="0.489cm" table:end-y="0.299cm" draw:z-index="230" draw:name="Grafik 8" draw:style-name="gr1" draw:text-style-name="P1" svg:width="0.5cm" svg:height="0.3cm" svg:x="0.538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7cm" table:end-y="0.499cm" draw:z-index="208" draw:name="Grafik 9" draw:style-name="gr1" draw:text-style-name="P1" svg:width="0.5cm" svg:height="0.5cm" svg:x="0.535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S13" table:end-x="0.487cm" table:end-y="0.297cm" draw:z-index="231" draw:name="Grafik 8" draw:style-name="gr1" draw:text-style-name="P1" svg:width="0.5cm" svg:height="0.3cm" svg:x="0.535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336cm" table:end-y="0.497cm" draw:z-index="163" draw:name="Grafik 11" draw:style-name="gr1" draw:text-style-name="P1" svg:width="0.35cm" svg:height="0.5cm" svg:x="0.534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T12" table:end-x="0.486cm" table:end-y="0.299cm" draw:z-index="232" draw:name="Grafik 8" draw:style-name="gr1" draw:text-style-name="P1" svg:width="0.5cm" svg:height="0.3cm" svg:x="0.53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94cm" table:end-y="0.499cm" draw:z-index="10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U13" table:end-x="0.494cm" table:end-y="0.298cm" draw:z-index="15" draw:name="Grafik 8" draw:style-name="gr1" draw:text-style-name="P1" svg:width="0.5cm" svg:height="0.3cm" svg:x="0.542cm" svg:y="0.54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333cm" table:end-y="0.497cm" draw:z-index="164" draw:name="Grafik 11" draw:style-name="gr1" draw:text-style-name="P1" svg:width="0.35cm" svg:height="0.5cm" svg:x="0.53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V12" table:end-x="0.483cm" table:end-y="0.299cm" draw:z-index="233" draw:name="Grafik 8" draw:style-name="gr1" draw:text-style-name="P1" svg:width="0.5cm" svg:height="0.3cm" svg:x="0.532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31cm" table:end-y="0.499cm" draw:z-index="165" draw:name="Grafik 11" draw:style-name="gr1" draw:text-style-name="P1" svg:width="0.35cm" svg:height="0.5cm" svg:x="0.529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W13" table:end-x="0.481cm" table:end-y="0.297cm" draw:z-index="234" draw:name="Grafik 8" draw:style-name="gr1" draw:text-style-name="P1" svg:width="0.5cm" svg:height="0.3cm" svg:x="0.52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3cm" table:end-y="0.497cm" draw:z-index="166" draw:name="Grafik 11" draw:style-name="gr1" draw:text-style-name="P1" svg:width="0.35cm" svg:height="0.5cm" svg:x="0.52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X12" table:end-x="0.48cm" table:end-y="0.499cm" draw:z-index="212" draw:name="Grafik 9" draw:style-name="gr1" draw:text-style-name="P1" svg:width="0.5cm" svg:height="0.5cm" svg:x="0.528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78cm" table:end-y="0.497cm" draw:z-index="213" draw:name="Grafik 9" draw:style-name="gr1" draw:text-style-name="P1" svg:width="0.5cm" svg:height="0.5cm" svg:x="0.527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Y12" table:end-x="0.518cm" table:end-y="0.539cm" draw:z-index="259" draw:name="Grafik 13" draw:style-name="gr1" draw:text-style-name="P1" svg:width="0.54cm" svg:height="0.54cm" svg:x="0.527cm" svg:y="-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77cm" table:end-y="0.497cm" draw:z-index="214" draw:name="Grafik 9" draw:style-name="gr1" draw:text-style-name="P1" svg:width="0.5cm" svg:height="0.5cm" svg:x="0.525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Z12" table:end-x="0.477cm" table:end-y="0.299cm" draw:z-index="237" draw:name="Grafik 8" draw:style-name="gr1" draw:text-style-name="P1" svg:width="0.5cm" svg:height="0.3cm" svg:x="0.52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75cm" table:end-y="0.299cm" draw:z-index="46" draw:name="Grafik 8" draw:style-name="gr1" draw:text-style-name="P1" svg:width="0.5cm" svg:height="0.3cm" svg:x="0.523cm" svg:y="-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Sheet1.AA13" table:end-x="0.475cm" table:end-y="0.497cm" draw:z-index="47" draw:name="Grafik 9" draw:style-name="gr1" draw:text-style-name="P1" svg:width="0.5cm" svg:height="0.5cm" svg:x="0.523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23cm" table:end-y="0.509cm" draw:z-index="526" draw:name="Grafik 3" draw:style-name="gr1" draw:text-style-name="P1" svg:width="0.5cm" svg:height="0.5cm" svg:x="0.471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D12" table:end-x="0.416cm" table:end-y="0.509cm" draw:z-index="536" draw:name="Grafik 9" draw:style-name="gr1" draw:text-style-name="P1" svg:width="0.5cm" svg:height="0.5cm" svg:x="0.464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13cm" table:end-y="0.509cm" draw:z-index="537" draw:name="Grafik 9" draw:style-name="gr1" draw:text-style-name="P1" svg:width="0.5cm" svg:height="0.5cm" svg:x="0.461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09cm" table:end-y="0.509cm" draw:z-index="530" draw:name="Grafik 3" draw:style-name="gr1" draw:text-style-name="P1" svg:width="0.5cm" svg:height="0.5cm" svg:x="0.457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05cm" table:end-y="0.509cm" draw:z-index="531" draw:name="Grafik 3" draw:style-name="gr1" draw:text-style-name="P1" svg:width="0.5cm" svg:height="0.5cm" svg:x="0.454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AN12" table:end-x="0.459cm" table:end-y="0.309cm" draw:z-index="481" draw:name="Grafik 8" draw:style-name="gr1" draw:text-style-name="P1" svg:width="0.5cm" svg:height="0.3cm" svg:x="0.906cm" svg:y="0.00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2]*9+[.AP12]*8+[.AQ12]*7+[.AR12]*6+[.AS12]*5+[.AT12]*4+[.AU12]*3+[.AV12]*2+[.AW12])/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-[.AY12]-[.AZ12]*2-[.BA12]*3-[.BB12]*4-[.BC12]*5-[.BD12]*6-[.BE12]*7-[.BF12]*8-[.BG12]*9)/10" office:value-type="float" office:value="-8.4">
            <text:p>-8,4</text:p>
          </table:table-cell>
          <table:table-cell table:formula="of:=[.AX12]+[.BH12]" office:value-type="float" office:value="-8.4">
            <text:p>-8,4</text:p>
          </table:table-cell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C14" table:end-x="0.014cm" table:end-y="0.537cm" draw:z-index="23" draw:name="Grafik 13" draw:style-name="gr1" draw:text-style-name="P1" svg:width="0.54cm" svg:height="0.54cm" svg:x="0.022cm" svg:y="0.545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363cm" table:end-y="0.495cm" draw:z-index="146" draw:name="Grafik 11" draw:style-name="gr1" draw:text-style-name="P1" svg:width="0.35cm" svg:height="0.5cm" svg:x="0.013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6cm" table:end-y="0.495cm" draw:z-index="78" draw:name="Grafik 12" draw:style-name="gr1" draw:text-style-name="P1" svg:width="0.35cm" svg:height="0.5cm" svg:x="0.01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09cm" table:end-y="0.495cm" draw:z-index="263" draw:name="Grafik 7" draw:style-name="gr1" draw:text-style-name="P1" svg:width="0.5cm" svg:height="0.5cm" svg:x="0.009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103" draw:name="Grafik 1" draw:style-name="gr1" draw:text-style-name="P1" svg:width="0.5cm" svg:height="0.5cm" svg:x="0.008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55cm" table:end-y="0.495cm" draw:z-index="150" draw:name="Grafik 11" draw:style-name="gr1" draw:text-style-name="P1" svg:width="0.35cm" svg:height="0.5cm" svg:x="0.005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4cm" table:end-y="0.495cm" draw:z-index="128" draw:name="Grafik 14" draw:style-name="gr1" draw:text-style-name="P1" svg:width="0.5cm" svg:height="0.5cm" svg:x="0.004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503cm" table:end-y="0.495cm" draw:z-index="106" draw:name="Grafik 1" draw:style-name="gr1" draw:text-style-name="P1" svg:width="0.5cm" svg:height="0.5cm" svg:x="0.003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502cm" table:end-y="0.495cm" draw:z-index="130" draw:name="Grafik 14" draw:style-name="gr1" draw:text-style-name="P1" svg:width="0.5cm" svg:height="0.5cm" svg:x="0.00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9cm" table:end-y="0.495cm" draw:z-index="108" draw:name="Grafik 1" draw:style-name="gr1" draw:text-style-name="P1" svg:width="0.5cm" svg:height="0.5cm" svg:x="-0.001cm" svg:y="0.543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L14" table:end-x="0.498cm" table:end-y="0.495cm" draw:z-index="109" draw:name="Grafik 1" draw:style-name="gr1" draw:text-style-name="P1" svg:width="0.5cm" svg:height="0.5cm" svg:x="0.546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7cm" table:end-y="0.495cm" draw:z-index="133" draw:name="Grafik 14" draw:style-name="gr1" draw:text-style-name="P1" svg:width="0.5cm" svg:height="0.5cm" svg:x="0.545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46cm" table:end-y="0.495cm" draw:z-index="88" draw:name="Grafik 12" draw:style-name="gr1" draw:text-style-name="P1" svg:width="0.35cm" svg:height="0.5cm" svg:x="0.544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3cm" table:end-y="0.495cm" draw:z-index="135" draw:name="Grafik 14" draw:style-name="gr1" draw:text-style-name="P1" svg:width="0.5cm" svg:height="0.5cm" svg:x="0.54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92cm" table:end-y="0.495cm" draw:z-index="182" draw:name="Grafik 3" draw:style-name="gr1" draw:text-style-name="P1" svg:width="0.5cm" svg:height="0.5cm" svg:x="0.5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91cm" table:end-y="0.495cm" draw:z-index="183" draw:name="Grafik 3" draw:style-name="gr1" draw:text-style-name="P1" svg:width="0.5cm" svg:height="0.5cm" svg:x="0.53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9cm" table:end-y="0.495cm" draw:z-index="207" draw:name="Grafik 9" draw:style-name="gr1" draw:text-style-name="P1" svg:width="0.5cm" svg:height="0.5cm" svg:x="0.538cm" svg:y="0.54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27cm" table:end-y="0.535cm" draw:z-index="254" draw:name="Grafik 13" draw:style-name="gr1" draw:text-style-name="P1" svg:width="0.54cm" svg:height="0.54cm" svg:x="0.535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6cm" table:end-y="0.495cm" draw:z-index="186" draw:name="Grafik 3" draw:style-name="gr1" draw:text-style-name="P1" svg:width="0.5cm" svg:height="0.5cm" svg:x="0.53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94cm" table:end-y="0.497cm" draw:z-index="11" draw:name="Grafik 3" draw:style-name="gr1" draw:text-style-name="P1" svg:width="0.5cm" svg:height="0.5cm" svg:x="0.542cm" svg:y="0.545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3cm" table:end-y="0.535cm" draw:z-index="256" draw:name="Grafik 13" draw:style-name="gr1" draw:text-style-name="P1" svg:width="0.54cm" svg:height="0.54cm" svg:x="0.53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1cm" table:end-y="0.495cm" draw:z-index="188" draw:name="Grafik 3" draw:style-name="gr1" draw:text-style-name="P1" svg:width="0.5cm" svg:height="0.5cm" svg:x="0.52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35cm" draw:z-index="258" draw:name="Grafik 13" draw:style-name="gr1" draw:text-style-name="P1" svg:width="0.54cm" svg:height="0.54cm" svg:x="0.528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28cm" table:end-y="0.495cm" draw:z-index="167" draw:name="Grafik 11" draw:style-name="gr1" draw:text-style-name="P1" svg:width="0.35cm" svg:height="0.5cm" svg:x="0.527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77cm" table:end-y="0.495cm" draw:z-index="191" draw:name="Grafik 3" draw:style-name="gr1" draw:text-style-name="P1" svg:width="0.5cm" svg:height="0.5cm" svg:x="0.525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75cm" table:end-y="0.495cm" draw:z-index="48" draw:name="Grafik 3" draw:style-name="gr1" draw:text-style-name="P1" svg:width="0.5cm" svg:height="0.5cm" svg:x="0.523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273cm" table:end-y="0.508cm" draw:z-index="518" draw:name="Grafik 11" draw:style-name="gr1" draw:text-style-name="P1" svg:width="0.35cm" svg:height="0.5cm" svg:x="0.471cm" svg:y="0.00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269cm" table:end-y="0.508cm" draw:z-index="519" draw:name="Grafik 11" draw:style-name="gr1" draw:text-style-name="P1" svg:width="0.35cm" svg:height="0.5cm" svg:x="0.468cm" svg:y="0.00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Sheet1.AN13" table:end-x="0.459cm" table:end-y="0.508cm" draw:z-index="482" draw:name="Grafik 3" draw:style-name="gr1" draw:text-style-name="P1" svg:width="0.5cm" svg:height="0.5cm" svg:x="0.906cm" svg:y="0.00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AO13]*9+[.AP13]*8+[.AQ13]*7+[.AR13]*6+[.AS13]*5+[.AT13]*4+[.AU13]*3+[.AV13]*2+[.AW13])/10" office:value-type="float" office:value="0.2">
            <text:p>0,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(-[.AY13]-[.AZ13]*2-[.BA13]*3-[.BB13]*4-[.BC13]*5-[.BD13]*6-[.BE13]*7-[.BF13]*8-[.BG13]*9)/10" office:value-type="float" office:value="-10.5">
            <text:p>-10,5</text:p>
          </table:table-cell>
          <table:table-cell table:formula="of:=[.AX13]+[.BH13]" office:value-type="float" office:value="-10.3">
            <text:p>-10,3</text:p>
          </table:table-cell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22cm" table:end-y="0.494cm" draw:z-index="22" draw:name="Grafik 7" draw:style-name="gr1" draw:text-style-name="P1" svg:width="0.5cm" svg:height="0.5cm" svg:x="0.022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513cm" table:end-y="0.293cm" draw:z-index="215" draw:name="Grafik 8" draw:style-name="gr1" draw:text-style-name="P1" svg:width="0.5cm" svg:height="0.3cm" svg:x="0.01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5cm" table:end-y="0.533cm" draw:z-index="239" draw:name="Grafik 13" draw:style-name="gr1" draw:text-style-name="P1" svg:width="0.54cm" svg:height="0.54cm" svg:x="0.01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359cm" table:end-y="0.493cm" draw:z-index="148" draw:name="Grafik 11" draw:style-name="gr1" draw:text-style-name="P1" svg:width="0.35cm" svg:height="0.5cm" svg:x="0.009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293cm" draw:z-index="218" draw:name="Grafik 8" draw:style-name="gr1" draw:text-style-name="P1" svg:width="0.5cm" svg:height="0.3cm" svg:x="0.008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5cm" table:end-y="0.493cm" draw:z-index="104" draw:name="Grafik 1" draw:style-name="gr1" draw:text-style-name="P1" svg:width="0.5cm" svg:height="0.5cm" svg:x="0.005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354cm" table:end-y="0.493cm" draw:z-index="151" draw:name="Grafik 11" draw:style-name="gr1" draw:text-style-name="P1" svg:width="0.35cm" svg:height="0.5cm" svg:x="0.00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503cm" table:end-y="0.293cm" draw:z-index="221" draw:name="Grafik 8" draw:style-name="gr1" draw:text-style-name="P1" svg:width="0.5cm" svg:height="0.3cm" svg:x="0.00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502cm" table:end-y="0.493cm" draw:z-index="107" draw:name="Grafik 1" draw:style-name="gr1" draw:text-style-name="P1" svg:width="0.5cm" svg:height="0.5cm" svg:x="0.002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48cm" table:end-y="0.493cm" draw:z-index="84" draw:name="Grafik 12" draw:style-name="gr1" draw:text-style-name="P1" svg:width="0.35cm" svg:height="0.5cm" svg:x="0.546cm" svg:y="0.542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5" table:end-x="0.499cm" table:end-y="0.293cm" draw:z-index="223" draw:name="Grafik 8" draw:style-name="gr1" draw:text-style-name="P1" svg:width="0.5cm" svg:height="0.3cm" svg:x="-0.001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347cm" table:end-y="0.493cm" draw:z-index="87" draw:name="Grafik 12" draw:style-name="gr1" draw:text-style-name="P1" svg:width="0.35cm" svg:height="0.5cm" svg:x="0.545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46cm" table:end-y="0.493cm" draw:z-index="157" draw:name="Grafik 11" draw:style-name="gr1" draw:text-style-name="P1" svg:width="0.35cm" svg:height="0.5cm" svg:x="0.54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43cm" table:end-y="0.493cm" draw:z-index="89" draw:name="Grafik 12" draw:style-name="gr1" draw:text-style-name="P1" svg:width="0.35cm" svg:height="0.5cm" svg:x="0.542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92cm" table:end-y="0.493cm" draw:z-index="136" draw:name="Grafik 14" draw:style-name="gr1" draw:text-style-name="P1" svg:width="0.5cm" svg:height="0.5cm" svg:x="0.54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91cm" table:end-y="0.493cm" draw:z-index="137" draw:name="Grafik 14" draw:style-name="gr1" draw:text-style-name="P1" svg:width="0.5cm" svg:height="0.5cm" svg:x="0.539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9cm" table:end-y="0.493cm" draw:z-index="138" draw:name="Grafik 14" draw:style-name="gr1" draw:text-style-name="P1" svg:width="0.5cm" svg:height="0.5cm" svg:x="0.538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87cm" table:end-y="0.493cm" draw:z-index="185" draw:name="Grafik 3" draw:style-name="gr1" draw:text-style-name="P1" svg:width="0.5cm" svg:height="0.5cm" svg:x="0.535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526cm" table:end-y="0.533cm" draw:z-index="255" draw:name="Grafik 13" draw:style-name="gr1" draw:text-style-name="P1" svg:width="0.54cm" svg:height="0.54cm" svg:x="0.534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534cm" table:end-y="0.534cm" draw:z-index="17" draw:name="Grafik 13" draw:style-name="gr1" draw:text-style-name="P1" svg:width="0.54cm" svg:height="0.54cm" svg:x="0.54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3cm" table:end-y="0.493cm" draw:z-index="187" draw:name="Grafik 3" draw:style-name="gr1" draw:text-style-name="P1" svg:width="0.5cm" svg:height="0.5cm" svg:x="0.532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521cm" table:end-y="0.533cm" draw:z-index="257" draw:name="Grafik 13" draw:style-name="gr1" draw:text-style-name="P1" svg:width="0.54cm" svg:height="0.54cm" svg:x="0.529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8cm" table:end-y="0.493cm" draw:z-index="189" draw:name="Grafik 3" draw:style-name="gr1" draw:text-style-name="P1" svg:width="0.5cm" svg:height="0.5cm" svg:x="0.528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78cm" table:end-y="0.493cm" draw:z-index="190" draw:name="Grafik 3" draw:style-name="gr1" draw:text-style-name="P1" svg:width="0.5cm" svg:height="0.5cm" svg:x="0.527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27cm" table:end-y="0.493cm" draw:z-index="168" draw:name="Grafik 11" draw:style-name="gr1" draw:text-style-name="P1" svg:width="0.35cm" svg:height="0.5cm" svg:x="0.525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25cm" table:end-y="0.493cm" draw:z-index="49" draw:name="Grafik 11" draw:style-name="gr1" draw:text-style-name="P1" svg:width="0.35cm" svg:height="0.5cm" svg:x="0.523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D14" table:end-x="0.266cm" table:end-y="0.507cm" draw:z-index="520" draw:name="Grafik 11" draw:style-name="gr1" draw:text-style-name="P1" svg:width="0.35cm" svg:height="0.5cm" svg:x="0.464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263cm" table:end-y="0.507cm" draw:z-index="521" draw:name="Grafik 11" draw:style-name="gr1" draw:text-style-name="P1" svg:width="0.35cm" svg:height="0.5cm" svg:x="0.461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259cm" table:end-y="0.507cm" draw:z-index="522" draw:name="Grafik 11" draw:style-name="gr1" draw:text-style-name="P1" svg:width="0.35cm" svg:height="0.5cm" svg:x="0.457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H14" table:end-x="0.402cm" table:end-y="0.507cm" draw:z-index="516" draw:name="Grafik 14" draw:style-name="gr1" draw:text-style-name="P1" svg:width="0.5cm" svg:height="0.5cm" svg:x="0.45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99cm" table:end-y="0.507cm" draw:z-index="517" draw:name="Grafik 14" draw:style-name="gr1" draw:text-style-name="P1" svg:width="0.5cm" svg:height="0.5cm" svg:x="0.447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N14" table:end-x="0.309cm" table:end-y="0.507cm" draw:z-index="483" draw:name="Grafik 11" draw:style-name="gr1" draw:text-style-name="P1" svg:width="0.35cm" svg:height="0.5cm" svg:x="0.906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4]*9+[.AP14]*8+[.AQ14]*7+[.AR14]*6+[.AS14]*5+[.AT14]*4+[.AU14]*3+[.AV14]*2+[.AW14])/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-[.AY14]-[.AZ14]*2-[.BA14]*3-[.BB14]*4-[.BC14]*5-[.BD14]*6-[.BE14]*7-[.BF14]*8-[.BG14]*9)/10" office:value-type="float" office:value="-10.6">
            <text:p>-10,6</text:p>
          </table:table-cell>
          <table:table-cell table:formula="of:=[.AX14]+[.BH14]" office:value-type="float" office:value="-10.6">
            <text:p>-10,6</text:p>
          </table:table-cell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372cm" table:end-y="0.493cm" draw:z-index="21" draw:name="Grafik 12" draw:style-name="gr1" draw:text-style-name="P1" svg:width="0.35cm" svg:height="0.5cm" svg:x="0.022cm" svg:y="0.54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363cm" table:end-y="0.491cm" draw:z-index="77" draw:name="Grafik 12" draw:style-name="gr1" draw:text-style-name="P1" svg:width="0.35cm" svg:height="0.5cm" svg:x="0.013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cm" table:end-y="0.341cm" draw:z-index="55" draw:name="Grafik 1" draw:style-name="gr1" draw:text-style-name="P1" svg:width="0.5cm" svg:height="0.35cm" svg:x="0.01cm" svg:y="0.539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49cm" table:end-y="0.531cm" draw:z-index="240" draw:name="Grafik 13" draw:style-name="gr1" draw:text-style-name="P1" svg:width="0.54cm" svg:height="0.54cm" svg:x="0.00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172" draw:name="Grafik 3" draw:style-name="gr1" draw:text-style-name="P1" svg:width="0.5cm" svg:height="0.5cm" svg:x="0.008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5cm" table:end-y="0.291cm" draw:z-index="219" draw:name="Grafik 8" draw:style-name="gr1" draw:text-style-name="P1" svg:width="0.5cm" svg:height="0.3cm" svg:x="0.005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4cm" table:end-y="0.491cm" draw:z-index="105" draw:name="Grafik 1" draw:style-name="gr1" draw:text-style-name="P1" svg:width="0.5cm" svg:height="0.5cm" svg:x="0.00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543cm" table:end-y="0.531cm" draw:z-index="244" draw:name="Grafik 13" draw:style-name="gr1" draw:text-style-name="P1" svg:width="0.54cm" svg:height="0.54cm" svg:x="0.003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502cm" table:end-y="0.291cm" draw:z-index="222" draw:name="Grafik 8" draw:style-name="gr1" draw:text-style-name="P1" svg:width="0.5cm" svg:height="0.3cm" svg:x="0.002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9cm" table:end-y="0.491cm" draw:z-index="131" draw:name="Grafik 14" draw:style-name="gr1" draw:text-style-name="P1" svg:width="0.5cm" svg:height="0.5cm" svg:x="-0.001cm" svg:y="0.539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L16" table:end-x="0.348cm" table:end-y="0.491cm" draw:z-index="155" draw:name="Grafik 11" draw:style-name="gr1" draw:text-style-name="P1" svg:width="0.35cm" svg:height="0.5cm" svg:x="0.546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7cm" table:end-y="0.491cm" draw:z-index="179" draw:name="Grafik 3" draw:style-name="gr1" draw:text-style-name="P1" svg:width="0.5cm" svg:height="0.5cm" svg:x="0.545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6cm" table:end-y="0.491cm" draw:z-index="111" draw:name="Grafik 1" draw:style-name="gr1" draw:text-style-name="P1" svg:width="0.5cm" svg:height="0.5cm" svg:x="0.54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93cm" table:end-y="0.491cm" draw:z-index="181" draw:name="Grafik 3" draw:style-name="gr1" draw:text-style-name="P1" svg:width="0.5cm" svg:height="0.5cm" svg:x="0.542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42cm" table:end-y="0.491cm" draw:z-index="90" draw:name="Grafik 12" draw:style-name="gr1" draw:text-style-name="P1" svg:width="0.35cm" svg:height="0.5cm" svg:x="0.54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531cm" table:end-y="0.531cm" draw:z-index="252" draw:name="Grafik 13" draw:style-name="gr1" draw:text-style-name="P1" svg:width="0.54cm" svg:height="0.54cm" svg:x="0.53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29cm" table:end-y="0.531cm" draw:z-index="253" draw:name="Grafik 13" draw:style-name="gr1" draw:text-style-name="P1" svg:width="0.54cm" svg:height="0.54cm" svg:x="0.538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7cm" table:end-y="0.491cm" draw:z-index="139" draw:name="Grafik 14" draw:style-name="gr1" draw:text-style-name="P1" svg:width="0.5cm" svg:height="0.5cm" svg:x="0.53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86cm" table:end-y="0.491cm" draw:z-index="140" draw:name="Grafik 14" draw:style-name="gr1" draw:text-style-name="P1" svg:width="0.5cm" svg:height="0.5cm" svg:x="0.534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4cm" table:end-y="0.493cm" draw:z-index="12" draw:name="Grafik 14" draw:style-name="gr1" draw:text-style-name="P1" svg:width="0.5cm" svg:height="0.5cm" svg:x="0.542cm" svg:y="0.54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83cm" table:end-y="0.491cm" draw:z-index="141" draw:name="Grafik 14" draw:style-name="gr1" draw:text-style-name="P1" svg:width="0.5cm" svg:height="0.5cm" svg:x="0.532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81cm" table:end-y="0.491cm" draw:z-index="142" draw:name="Grafik 14" draw:style-name="gr1" draw:text-style-name="P1" svg:width="0.5cm" svg:height="0.5cm" svg:x="0.529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8cm" table:end-y="0.491cm" draw:z-index="143" draw:name="Grafik 14" draw:style-name="gr1" draw:text-style-name="P1" svg:width="0.5cm" svg:height="0.5cm" svg:x="0.528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78cm" table:end-y="0.491cm" draw:z-index="144" draw:name="Grafik 14" draw:style-name="gr1" draw:text-style-name="P1" svg:width="0.5cm" svg:height="0.5cm" svg:x="0.527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77cm" table:end-y="0.491cm" draw:z-index="145" draw:name="Grafik 14" draw:style-name="gr1" draw:text-style-name="P1" svg:width="0.5cm" svg:height="0.5cm" svg:x="0.52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75cm" table:end-y="0.491cm" draw:z-index="50" draw:name="Grafik 14" draw:style-name="gr1" draw:text-style-name="P1" svg:width="0.5cm" svg:height="0.5cm" svg:x="0.523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23cm" table:end-y="0.506cm" draw:z-index="534" draw:name="Grafik 9" draw:style-name="gr1" draw:text-style-name="P1" svg:width="0.5cm" svg:height="0.5cm" svg:x="0.471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19cm" table:end-y="0.506cm" draw:z-index="535" draw:name="Grafik 9" draw:style-name="gr1" draw:text-style-name="P1" svg:width="0.5cm" svg:height="0.5cm" svg:x="0.468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AG15" table:end-x="0.255cm" table:end-y="0.506cm" draw:z-index="523" draw:name="Grafik 11" draw:style-name="gr1" draw:text-style-name="P1" svg:width="0.35cm" svg:height="0.5cm" svg:x="0.454cm" svg:y="0.00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AN15" table:end-x="0.459cm" table:end-y="0.506cm" draw:z-index="484" draw:name="Grafik 1" draw:style-name="gr1" draw:text-style-name="P1" svg:width="0.5cm" svg:height="0.5cm" svg:x="0.906cm" svg:y="0.00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AO15]*9+[.AP15]*8+[.AQ15]*7+[.AR15]*6+[.AS15]*5+[.AT15]*4+[.AU15]*3+[.AV15]*2+[.AW15])/10"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-[.AY15]-[.AZ15]*2-[.BA15]*3-[.BB15]*4-[.BC15]*5-[.BD15]*6-[.BE15]*7-[.BF15]*8-[.BG15]*9)/10" office:value-type="float" office:value="-14.6">
            <text:p>-14,6</text:p>
          </table:table-cell>
          <table:table-cell table:formula="of:=[.AX15]+[.BH15]" office:value-type="float" office:value="-13.8">
            <text:p>-13,8</text:p>
          </table:table-cell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522cm" table:end-y="0.492cm" draw:z-index="20" draw:name="Grafik 14" draw:style-name="gr1" draw:text-style-name="P1" svg:width="0.5cm" svg:height="0.5cm" svg:x="0.022cm" svg:y="0.54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3cm" table:end-y="0.34cm" draw:z-index="54" draw:name="Grafik 1" draw:style-name="gr1" draw:text-style-name="P1" svg:width="0.5cm" svg:height="0.35cm" svg:x="0.013cm" svg:y="0.53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36cm" table:end-y="0.49cm" draw:z-index="147" draw:name="Grafik 11" draw:style-name="gr1" draw:text-style-name="P1" svg:width="0.35cm" svg:height="0.5cm" svg:x="0.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09cm" table:end-y="0.49cm" draw:z-index="125" draw:name="Grafik 14" draw:style-name="gr1" draw:text-style-name="P1" svg:width="0.5cm" svg:height="0.5cm" svg:x="0.009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48cm" table:end-y="0.53cm" draw:z-index="241" draw:name="Grafik 13" draw:style-name="gr1" draw:text-style-name="P1" svg:width="0.54cm" svg:height="0.54cm" svg:x="0.008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5cm" table:end-y="0.49cm" draw:z-index="127" draw:name="Grafik 14" draw:style-name="gr1" draw:text-style-name="P1" svg:width="0.5cm" svg:height="0.5cm" svg:x="0.005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4cm" table:end-y="0.29cm" draw:z-index="220" draw:name="Grafik 8" draw:style-name="gr1" draw:text-style-name="P1" svg:width="0.5cm" svg:height="0.3cm" svg:x="0.004cm" svg:y="0.53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53cm" table:end-y="0.49cm" draw:z-index="152" draw:name="Grafik 11" draw:style-name="gr1" draw:text-style-name="P1" svg:width="0.35cm" svg:height="0.5cm" svg:x="0.003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42cm" table:end-y="0.53cm" draw:z-index="245" draw:name="Grafik 13" draw:style-name="gr1" draw:text-style-name="P1" svg:width="0.54cm" svg:height="0.54cm" svg:x="0.002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98cm" table:end-y="0.49cm" draw:z-index="132" draw:name="Grafik 14" draw:style-name="gr1" draw:text-style-name="P1" svg:width="0.5cm" svg:height="0.5cm" svg:x="0.546cm" svg:y="0.538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K17" table:end-x="0.349cm" table:end-y="0.49cm" draw:z-index="154" draw:name="Grafik 11" draw:style-name="gr1" draw:text-style-name="P1" svg:width="0.35cm" svg:height="0.5cm" svg:x="-0.0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97cm" table:end-y="0.49cm" draw:z-index="110" draw:name="Grafik 1" draw:style-name="gr1" draw:text-style-name="P1" svg:width="0.5cm" svg:height="0.5cm" svg:x="0.54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96cm" table:end-y="0.49cm" draw:z-index="180" draw:name="Grafik 3" draw:style-name="gr1" draw:text-style-name="P1" svg:width="0.5cm" svg:height="0.5cm" svg:x="0.544cm" svg:y="0.53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3cm" table:end-y="0.49cm" draw:z-index="112" draw:name="Grafik 1" draw:style-name="gr1" draw:text-style-name="P1" svg:width="0.5cm" svg:height="0.5cm" svg:x="0.54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92cm" table:end-y="0.49cm" draw:z-index="113" draw:name="Grafik 1" draw:style-name="gr1" draw:text-style-name="P1" svg:width="0.5cm" svg:height="0.5cm" svg:x="0.54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1cm" table:end-y="0.49cm" draw:z-index="91" draw:name="Grafik 12" draw:style-name="gr1" draw:text-style-name="P1" svg:width="0.35cm" svg:height="0.5cm" svg:x="0.539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9cm" table:end-y="0.49cm" draw:z-index="115" draw:name="Grafik 1" draw:style-name="gr1" draw:text-style-name="P1" svg:width="0.5cm" svg:height="0.5cm" svg:x="0.53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37cm" table:end-y="0.49cm" draw:z-index="93" draw:name="Grafik 12" draw:style-name="gr1" draw:text-style-name="P1" svg:width="0.35cm" svg:height="0.5cm" svg:x="0.535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36cm" table:end-y="0.49cm" draw:z-index="94" draw:name="Grafik 12" draw:style-name="gr1" draw:text-style-name="P1" svg:width="0.35cm" svg:height="0.5cm" svg:x="0.534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44cm" table:end-y="0.492cm" draw:z-index="13" draw:name="Grafik 12" draw:style-name="gr1" draw:text-style-name="P1" svg:width="0.35cm" svg:height="0.5cm" svg:x="0.542cm" svg:y="0.5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3cm" table:end-y="0.49cm" draw:z-index="118" draw:name="Grafik 1" draw:style-name="gr1" draw:text-style-name="P1" svg:width="0.5cm" svg:height="0.5cm" svg:x="0.53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1cm" table:end-y="0.49cm" draw:z-index="119" draw:name="Grafik 1" draw:style-name="gr1" draw:text-style-name="P1" svg:width="0.5cm" svg:height="0.5cm" svg:x="0.529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cm" table:end-y="0.49cm" draw:z-index="120" draw:name="Grafik 1" draw:style-name="gr1" draw:text-style-name="P1" svg:width="0.5cm" svg:height="0.5cm" svg:x="0.52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78cm" table:end-y="0.49cm" draw:z-index="121" draw:name="Grafik 1" draw:style-name="gr1" draw:text-style-name="P1" svg:width="0.5cm" svg:height="0.5cm" svg:x="0.527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77cm" table:end-y="0.49cm" draw:z-index="122" draw:name="Grafik 1" draw:style-name="gr1" draw:text-style-name="P1" svg:width="0.5cm" svg:height="0.5cm" svg:x="0.52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5cm" table:end-y="0.49cm" draw:z-index="51" draw:name="Grafik 1" draw:style-name="gr1" draw:text-style-name="P1" svg:width="0.5cm" svg:height="0.5cm" svg:x="0.523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23cm" table:end-y="0.505cm" draw:z-index="510" draw:name="Grafik 14" draw:style-name="gr1" draw:text-style-name="P1" svg:width="0.5cm" svg:height="0.5cm" svg:x="0.471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19cm" table:end-y="0.505cm" draw:z-index="511" draw:name="Grafik 14" draw:style-name="gr1" draw:text-style-name="P1" svg:width="0.5cm" svg:height="0.5cm" svg:x="0.468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16cm" table:end-y="0.505cm" draw:z-index="512" draw:name="Grafik 14" draw:style-name="gr1" draw:text-style-name="P1" svg:width="0.5cm" svg:height="0.5cm" svg:x="0.464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13cm" table:end-y="0.505cm" draw:z-index="513" draw:name="Grafik 14" draw:style-name="gr1" draw:text-style-name="P1" svg:width="0.5cm" svg:height="0.5cm" svg:x="0.461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09cm" table:end-y="0.505cm" draw:z-index="514" draw:name="Grafik 14" draw:style-name="gr1" draw:text-style-name="P1" svg:width="0.5cm" svg:height="0.5cm" svg:x="0.457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05cm" table:end-y="0.505cm" draw:z-index="515" draw:name="Grafik 14" draw:style-name="gr1" draw:text-style-name="P1" svg:width="0.5cm" svg:height="0.5cm" svg:x="0.454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252cm" table:end-y="0.505cm" draw:z-index="524" draw:name="Grafik 11" draw:style-name="gr1" draw:text-style-name="P1" svg:width="0.35cm" svg:height="0.5cm" svg:x="0.45cm" svg:y="0.005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249cm" table:end-y="0.505cm" draw:z-index="525" draw:name="Grafik 11" draw:style-name="gr1" draw:text-style-name="P1" svg:width="0.35cm" svg:height="0.5cm" svg:x="0.447cm" svg:y="0.005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N16" table:end-x="0.309cm" table:end-y="0.505cm" draw:z-index="485" draw:name="Grafik 12" draw:style-name="gr1" draw:text-style-name="P1" svg:width="0.35cm" svg:height="0.5cm" svg:x="0.906cm" svg:y="0.005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6]*9+[.AP16]*8+[.AQ16]*7+[.AR16]*6+[.AS16]*5+[.AT16]*4+[.AU16]*3+[.AV16]*2+[.AW16])/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(-[.AY16]-[.AZ16]*2-[.BA16]*3-[.BB16]*4-[.BC16]*5-[.BD16]*6-[.BE16]*7-[.BF16]*8-[.BG16]*9)/10" office:value-type="float" office:value="-14">
            <text:p>-14</text:p>
          </table:table-cell>
          <table:table-cell table:formula="of:=[.AX16]+[.BH16]" office:value-type="float" office:value="-14">
            <text:p>-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372cm" table:end-y="0.49cm" draw:z-index="19" draw:name="Grafik 11" draw:style-name="gr1" draw:text-style-name="P1" svg:width="0.35cm" svg:height="0.5cm" svg:x="0.022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004cm" table:end-y="0.527cm" draw:z-index="238" draw:name="Grafik 13" draw:style-name="gr1" draw:text-style-name="P1" svg:width="0.54cm" svg:height="0.54cm" svg:x="0.013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cm" table:end-y="0.487cm" draw:z-index="170" draw:name="Grafik 3" draw:style-name="gr1" draw:text-style-name="P1" svg:width="0.5cm" svg:height="0.5cm" svg:x="0.01cm" svg:y="0.53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509cm" table:end-y="0.337cm" draw:z-index="56" draw:name="Grafik 1" draw:style-name="gr1" draw:text-style-name="P1" svg:width="0.5cm" svg:height="0.35cm" svg:x="0.009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508cm" table:end-y="0.487cm" draw:z-index="126" draw:name="Grafik 14" draw:style-name="gr1" draw:text-style-name="P1" svg:width="0.5cm" svg:height="0.5cm" svg:x="0.008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545cm" table:end-y="0.527cm" draw:z-index="242" draw:name="Grafik 13" draw:style-name="gr1" draw:text-style-name="P1" svg:width="0.54cm" svg:height="0.54cm" svg:x="0.00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544cm" table:end-y="0.527cm" draw:z-index="243" draw:name="Grafik 13" draw:style-name="gr1" draw:text-style-name="P1" svg:width="0.54cm" svg:height="0.54cm" svg:x="0.00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503cm" table:end-y="0.487cm" draw:z-index="129" draw:name="Grafik 14" draw:style-name="gr1" draw:text-style-name="P1" svg:width="0.5cm" svg:height="0.5cm" svg:x="0.003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52cm" table:end-y="0.487cm" draw:z-index="153" draw:name="Grafik 11" draw:style-name="gr1" draw:text-style-name="P1" svg:width="0.35cm" svg:height="0.5cm" svg:x="0.002cm" svg:y="0.53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39cm" table:end-y="0.527cm" draw:z-index="246" draw:name="Grafik 13" draw:style-name="gr1" draw:text-style-name="P1" svg:width="0.54cm" svg:height="0.54cm" svg:x="-0.001cm" svg:y="0.536cm">
              <draw:image xlink:href="Pictures/10000201000000AA000000BEC4AD08A1.png" xlink:type="simple" xlink:show="embed" xlink:actuate="onLoad">
                <text:p/>
              </draw:image>
            </draw:frame>
            <draw:frame table:end-cell-address="Sheet1.L18" table:end-x="0.538cm" table:end-y="0.527cm" draw:z-index="247" draw:name="Grafik 13" draw:style-name="gr1" draw:text-style-name="P1" svg:width="0.54cm" svg:height="0.54cm" svg:x="0.546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537cm" table:end-y="0.527cm" draw:z-index="248" draw:name="Grafik 13" draw:style-name="gr1" draw:text-style-name="P1" svg:width="0.54cm" svg:height="0.54cm" svg:x="0.54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36cm" table:end-y="0.527cm" draw:z-index="249" draw:name="Grafik 13" draw:style-name="gr1" draw:text-style-name="P1" svg:width="0.54cm" svg:height="0.54cm" svg:x="0.54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93cm" table:end-y="0.337cm" draw:z-index="66" draw:name="Grafik 1" draw:style-name="gr1" draw:text-style-name="P1" svg:width="0.5cm" svg:height="0.35cm" svg:x="0.542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32cm" table:end-y="0.527cm" draw:z-index="251" draw:name="Grafik 13" draw:style-name="gr1" draw:text-style-name="P1" svg:width="0.54cm" svg:height="0.54cm" svg:x="0.5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1cm" table:end-y="0.487cm" draw:z-index="114" draw:name="Grafik 1" draw:style-name="gr1" draw:text-style-name="P1" svg:width="0.5cm" svg:height="0.5cm" svg:x="0.539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339cm" table:end-y="0.487cm" draw:z-index="92" draw:name="Grafik 12" draw:style-name="gr1" draw:text-style-name="P1" svg:width="0.35cm" svg:height="0.5cm" svg:x="0.53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7cm" table:end-y="0.487cm" draw:z-index="116" draw:name="Grafik 1" draw:style-name="gr1" draw:text-style-name="P1" svg:width="0.5cm" svg:height="0.5cm" svg:x="0.535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86cm" table:end-y="0.337cm" draw:z-index="68" draw:name="Grafik 1" draw:style-name="gr1" draw:text-style-name="P1" svg:width="0.5cm" svg:height="0.35cm" svg:x="0.534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94cm" table:end-y="0.49cm" draw:z-index="14" draw:name="Grafik 1" draw:style-name="gr1" draw:text-style-name="P1" svg:width="0.5cm" svg:height="0.5cm" svg:x="0.542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33cm" table:end-y="0.487cm" draw:z-index="95" draw:name="Grafik 12" draw:style-name="gr1" draw:text-style-name="P1" svg:width="0.35cm" svg:height="0.5cm" svg:x="0.532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31cm" table:end-y="0.487cm" draw:z-index="96" draw:name="Grafik 12" draw:style-name="gr1" draw:text-style-name="P1" svg:width="0.35cm" svg:height="0.5cm" svg:x="0.529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3cm" table:end-y="0.487cm" draw:z-index="97" draw:name="Grafik 12" draw:style-name="gr1" draw:text-style-name="P1" svg:width="0.35cm" svg:height="0.5cm" svg:x="0.52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28cm" table:end-y="0.487cm" draw:z-index="98" draw:name="Grafik 12" draw:style-name="gr1" draw:text-style-name="P1" svg:width="0.35cm" svg:height="0.5cm" svg:x="0.527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27cm" table:end-y="0.487cm" draw:z-index="99" draw:name="Grafik 12" draw:style-name="gr1" draw:text-style-name="P1" svg:width="0.35cm" svg:height="0.5cm" svg:x="0.525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25cm" table:end-y="0.487cm" draw:z-index="52" draw:name="Grafik 12" draw:style-name="gr1" draw:text-style-name="P1" svg:width="0.35cm" svg:height="0.5cm" svg:x="0.523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23cm" table:end-y="0.504cm" draw:z-index="502" draw:name="Grafik 1" draw:style-name="gr1" draw:text-style-name="P1" svg:width="0.5cm" svg:height="0.5cm" svg:x="0.471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19cm" table:end-y="0.504cm" draw:z-index="503" draw:name="Grafik 1" draw:style-name="gr1" draw:text-style-name="P1" svg:width="0.5cm" svg:height="0.5cm" svg:x="0.468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16cm" table:end-y="0.504cm" draw:z-index="504" draw:name="Grafik 1" draw:style-name="gr1" draw:text-style-name="P1" svg:width="0.5cm" svg:height="0.5cm" svg:x="0.464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13cm" table:end-y="0.504cm" draw:z-index="505" draw:name="Grafik 1" draw:style-name="gr1" draw:text-style-name="P1" svg:width="0.5cm" svg:height="0.5cm" svg:x="0.461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09cm" table:end-y="0.504cm" draw:z-index="506" draw:name="Grafik 1" draw:style-name="gr1" draw:text-style-name="P1" svg:width="0.5cm" svg:height="0.5cm" svg:x="0.457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05cm" table:end-y="0.504cm" draw:z-index="507" draw:name="Grafik 1" draw:style-name="gr1" draw:text-style-name="P1" svg:width="0.5cm" svg:height="0.5cm" svg:x="0.454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02cm" table:end-y="0.504cm" draw:z-index="508" draw:name="Grafik 1" draw:style-name="gr1" draw:text-style-name="P1" svg:width="0.5cm" svg:height="0.5cm" svg:x="0.45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249cm" table:end-y="0.504cm" draw:z-index="501" draw:name="Grafik 12" draw:style-name="gr1" draw:text-style-name="P1" svg:width="0.35cm" svg:height="0.5cm" svg:x="0.447cm" svg:y="0.00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N17" table:end-x="0.499cm" table:end-y="0.544cm" draw:z-index="474" draw:name="Grafik 13" draw:style-name="gr1" draw:text-style-name="P1" svg:width="0.54cm" svg:height="0.54cm" svg:x="0.906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7]*9+[.AP17]*8+[.AQ17]*7+[.AR17]*6+[.AS17]*5+[.AT17]*4+[.AU17]*3+[.AV17]*2+[.AW17])/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-[.AY17]-[.AZ17]*2-[.BA17]*3-[.BB17]*4-[.BC17]*5-[.BD17]*6-[.BE17]*7-[.BF17]*8-[.BG17]*9)/10" office:value-type="float" office:value="-15.1">
            <text:p>-15,1</text:p>
          </table:table-cell>
          <table:table-cell table:formula="of:=[.AX17]+[.BH17]" office:value-type="float" office:value="-15.1">
            <text:p>-15,1</text:p>
          </table:table-cell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22cm" table:end-y="0.289cm" draw:z-index="18" draw:name="Grafik 8" draw:style-name="gr1" draw:text-style-name="P1" svg:width="0.5cm" svg:height="0.3cm" svg:x="0.022cm" svg:y="0.53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3cm" table:end-y="0.485cm" draw:z-index="123" draw:name="Grafik 14" draw:style-name="gr1" draw:text-style-name="P1" svg:width="0.5cm" svg:height="0.5cm" svg:x="0.013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cm" table:end-y="0.485cm" draw:z-index="124" draw:name="Grafik 14" draw:style-name="gr1" draw:text-style-name="P1" svg:width="0.5cm" svg:height="0.5cm" svg:x="0.01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09cm" table:end-y="0.485cm" draw:z-index="171" draw:name="Grafik 3" draw:style-name="gr1" draw:text-style-name="P1" svg:width="0.5cm" svg:height="0.5cm" svg:x="0.009cm" svg:y="0.53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335cm" draw:z-index="57" draw:name="Grafik 1" draw:style-name="gr1" draw:text-style-name="P1" svg:width="0.5cm" svg:height="0.35cm" svg:x="0.00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5cm" table:end-y="0.335cm" draw:z-index="58" draw:name="Grafik 1" draw:style-name="gr1" draw:text-style-name="P1" svg:width="0.5cm" svg:height="0.35cm" svg:x="0.00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4cm" table:end-y="0.335cm" draw:z-index="59" draw:name="Grafik 1" draw:style-name="gr1" draw:text-style-name="P1" svg:width="0.5cm" svg:height="0.35cm" svg:x="0.00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3cm" table:end-y="0.335cm" draw:z-index="60" draw:name="Grafik 1" draw:style-name="gr1" draw:text-style-name="P1" svg:width="0.5cm" svg:height="0.35cm" svg:x="0.00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502cm" table:end-y="0.335cm" draw:z-index="61" draw:name="Grafik 1" draw:style-name="gr1" draw:text-style-name="P1" svg:width="0.5cm" svg:height="0.35cm" svg:x="0.00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9cm" table:end-y="0.335cm" draw:z-index="62" draw:name="Grafik 1" draw:style-name="gr1" draw:text-style-name="P1" svg:width="0.5cm" svg:height="0.35cm" svg:x="-0.001cm" svg:y="0.533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L19" table:end-x="0.498cm" table:end-y="0.335cm" draw:z-index="63" draw:name="Grafik 1" draw:style-name="gr1" draw:text-style-name="P1" svg:width="0.5cm" svg:height="0.35cm" svg:x="0.546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7cm" table:end-y="0.335cm" draw:z-index="64" draw:name="Grafik 1" draw:style-name="gr1" draw:text-style-name="P1" svg:width="0.5cm" svg:height="0.35cm" svg:x="0.54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6cm" table:end-y="0.335cm" draw:z-index="65" draw:name="Grafik 1" draw:style-name="gr1" draw:text-style-name="P1" svg:width="0.5cm" svg:height="0.35cm" svg:x="0.54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33cm" table:end-y="0.525cm" draw:z-index="250" draw:name="Grafik 13" draw:style-name="gr1" draw:text-style-name="P1" svg:width="0.54cm" svg:height="0.54cm" svg:x="0.542cm" svg:y="0.53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92cm" table:end-y="0.335cm" draw:z-index="67" draw:name="Grafik 1" draw:style-name="gr1" draw:text-style-name="P1" svg:width="0.5cm" svg:height="0.35cm" svg:x="0.5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91cm" table:end-y="0.335cm" draw:z-index="69" draw:name="Grafik 1" draw:style-name="gr1" draw:text-style-name="P1" svg:width="0.5cm" svg:height="0.35cm" svg:x="0.53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9cm" table:end-y="0.335cm" draw:z-index="70" draw:name="Grafik 1" draw:style-name="gr1" draw:text-style-name="P1" svg:width="0.5cm" svg:height="0.35cm" svg:x="0.53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87cm" table:end-y="0.335cm" draw:z-index="71" draw:name="Grafik 1" draw:style-name="gr1" draw:text-style-name="P1" svg:width="0.5cm" svg:height="0.35cm" svg:x="0.53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6cm" table:end-y="0.485cm" draw:z-index="117" draw:name="Grafik 1" draw:style-name="gr1" draw:text-style-name="P1" svg:width="0.5cm" svg:height="0.5cm" svg:x="0.534cm" svg:y="0.53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94cm" table:end-y="0.339cm" draw:z-index="16" draw:name="Grafik 1" draw:style-name="gr1" draw:text-style-name="P1" svg:width="0.5cm" svg:height="0.35cm" svg:x="0.542cm" svg:y="0.53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3cm" table:end-y="0.335cm" draw:z-index="72" draw:name="Grafik 1" draw:style-name="gr1" draw:text-style-name="P1" svg:width="0.5cm" svg:height="0.35cm" svg:x="0.53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81cm" table:end-y="0.335cm" draw:z-index="73" draw:name="Grafik 1" draw:style-name="gr1" draw:text-style-name="P1" svg:width="0.5cm" svg:height="0.35cm" svg:x="0.52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cm" table:end-y="0.335cm" draw:z-index="74" draw:name="Grafik 1" draw:style-name="gr1" draw:text-style-name="P1" svg:width="0.5cm" svg:height="0.35cm" svg:x="0.52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78cm" table:end-y="0.335cm" draw:z-index="75" draw:name="Grafik 1" draw:style-name="gr1" draw:text-style-name="P1" svg:width="0.5cm" svg:height="0.35cm" svg:x="0.527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77cm" table:end-y="0.335cm" draw:z-index="76" draw:name="Grafik 1" draw:style-name="gr1" draw:text-style-name="P1" svg:width="0.5cm" svg:height="0.35cm" svg:x="0.52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5cm" table:end-y="0.335cm" draw:z-index="53" draw:name="Grafik 1" draw:style-name="gr1" draw:text-style-name="P1" svg:width="0.5cm" svg:height="0.35cm" svg:x="0.52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273cm" table:end-y="0.503cm" draw:z-index="494" draw:name="Grafik 12" draw:style-name="gr1" draw:text-style-name="P1" svg:width="0.35cm" svg:height="0.5cm" svg:x="0.471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269cm" table:end-y="0.503cm" draw:z-index="495" draw:name="Grafik 12" draw:style-name="gr1" draw:text-style-name="P1" svg:width="0.35cm" svg:height="0.5cm" svg:x="0.468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266cm" table:end-y="0.503cm" draw:z-index="496" draw:name="Grafik 12" draw:style-name="gr1" draw:text-style-name="P1" svg:width="0.35cm" svg:height="0.5cm" svg:x="0.464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263cm" table:end-y="0.503cm" draw:z-index="497" draw:name="Grafik 12" draw:style-name="gr1" draw:text-style-name="P1" svg:width="0.35cm" svg:height="0.5cm" svg:x="0.461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259cm" table:end-y="0.503cm" draw:z-index="498" draw:name="Grafik 12" draw:style-name="gr1" draw:text-style-name="P1" svg:width="0.35cm" svg:height="0.5cm" svg:x="0.457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255cm" table:end-y="0.503cm" draw:z-index="499" draw:name="Grafik 12" draw:style-name="gr1" draw:text-style-name="P1" svg:width="0.35cm" svg:height="0.5cm" svg:x="0.454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252cm" table:end-y="0.503cm" draw:z-index="500" draw:name="Grafik 12" draw:style-name="gr1" draw:text-style-name="P1" svg:width="0.35cm" svg:height="0.5cm" svg:x="0.45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399cm" table:end-y="0.503cm" draw:z-index="509" draw:name="Grafik 1" draw:style-name="gr1" draw:text-style-name="P1" svg:width="0.5cm" svg:height="0.5cm" svg:x="0.447cm" svg:y="0.00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N18" table:end-x="0.459cm" table:end-y="0.503cm" draw:z-index="470" draw:name="Grafik 14" draw:style-name="gr1" draw:text-style-name="P1" svg:width="0.5cm" svg:height="0.5cm" svg:x="0.906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8]*9+[.AP18]*8+[.AQ18]*7+[.AR18]*6+[.AS18]*5+[.AT18]*4+[.AU18]*3+[.AV18]*2+[.AW18])/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(-[.AY18]-[.AZ18]*2-[.BA18]*3-[.BB18]*4-[.BC18]*5-[.BD18]*6-[.BE18]*7-[.BF18]*8-[.BG18]*9)/10" office:value-type="float" office:value="-15.6">
            <text:p>-15,6</text:p>
          </table:table-cell>
          <table:table-cell table:formula="of:=[.AX18]+[.BH18]" office:value-type="float" office:value="-15.6">
            <text:p>-15,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19"/>
          <table:table-cell table:style-name="ce1"/>
          <table:table-cell table:number-columns-repeated="5"/>
          <table:table-cell>
            <draw:frame table:end-cell-address="Sheet1.AB19" table:end-x="0.423cm" table:end-y="0.352cm" draw:z-index="486" draw:name="Grafik 1" draw:style-name="gr1" draw:text-style-name="P1" svg:width="0.5cm" svg:height="0.35cm" svg:x="0.471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19cm" table:end-y="0.352cm" draw:z-index="487" draw:name="Grafik 1" draw:style-name="gr1" draw:text-style-name="P1" svg:width="0.5cm" svg:height="0.35cm" svg:x="0.468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16cm" table:end-y="0.352cm" draw:z-index="488" draw:name="Grafik 1" draw:style-name="gr1" draw:text-style-name="P1" svg:width="0.5cm" svg:height="0.35cm" svg:x="0.464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13cm" table:end-y="0.352cm" draw:z-index="489" draw:name="Grafik 1" draw:style-name="gr1" draw:text-style-name="P1" svg:width="0.5cm" svg:height="0.35cm" svg:x="0.461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09cm" table:end-y="0.352cm" draw:z-index="490" draw:name="Grafik 1" draw:style-name="gr1" draw:text-style-name="P1" svg:width="0.5cm" svg:height="0.35cm" svg:x="0.457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05cm" table:end-y="0.352cm" draw:z-index="491" draw:name="Grafik 1" draw:style-name="gr1" draw:text-style-name="P1" svg:width="0.5cm" svg:height="0.35cm" svg:x="0.454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02cm" table:end-y="0.352cm" draw:z-index="492" draw:name="Grafik 1" draw:style-name="gr1" draw:text-style-name="P1" svg:width="0.5cm" svg:height="0.35cm" svg:x="0.45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99cm" table:end-y="0.352cm" draw:z-index="493" draw:name="Grafik 1" draw:style-name="gr1" draw:text-style-name="P1" svg:width="0.5cm" svg:height="0.35cm" svg:x="0.447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N19" table:end-x="0.459cm" table:end-y="0.352cm" draw:z-index="471" draw:name="Grafik 1" draw:style-name="gr1" draw:text-style-name="P1" svg:width="0.5cm" svg:height="0.35cm" svg:x="0.906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9]*9+[.AP19]*8+[.AQ19]*7+[.AR19]*6+[.AS19]*5+[.AT19]*4+[.AU19]*3+[.AV19]*2+[.AW19])/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(-[.AY19]-[.AZ19]*2-[.BA19]*3-[.BB19]*4-[.BC19]*5-[.BD19]*6-[.BE19]*7-[.BF19]*8-[.BG19]*9)/10" office:value-type="float" office:value="-22">
            <text:p>-22</text:p>
          </table:table-cell>
          <table:table-cell table:formula="of:=[.AX19]+[.BH19]" office:value-type="float" office:value="-22">
            <text:p>-22</text:p>
          </table:table-cell>
        </table:table-row>
        <table:table-row table:style-name="ro2" table:number-rows-repeated="3">
          <table:table-cell table:number-columns-repeated="61"/>
        </table:table-row>
        <table:table-row table:style-name="ro2" table:number-rows-repeated="13">
          <table:table-cell table:number-columns-repeated="49"/>
          <table:table-cell table:style-name="Default"/>
          <table:table-cell table:number-columns-repeated="11"/>
        </table:table-row>
        <table:table-row table:style-name="ro2" table:number-rows-repeated="2">
          <table:table-cell table:number-columns-repeated="49"/>
          <table:table-cell table:style-name="Default"/>
          <table:table-cell table:number-columns-repeated="9"/>
          <table:table-cell table:style-name="Default" table:number-columns-repeated="2"/>
        </table:table-row>
        <table:table-row table:style-name="ro2">
          <table:table-cell table:number-columns-repeated="49"/>
          <table:table-cell table:style-name="Default"/>
          <table:table-cell table:number-columns-repeated="9"/>
          <table:table-cell table:style-name="Default"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O2:Sheet1.BI19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27.06.2020</text:date>, <text:time>18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0M33S</meta:editing-duration>
    <meta:editing-cycles>51</meta:editing-cycles>
    <meta:generator>OpenOffice/4.1.4$Win32 OpenOffice.org_project/414m5$Build-9788</meta:generator>
    <dc:date>2020-06-27T18:36:17.62</dc:date>
    <dc:creator>Felix Kahlert</dc:creator>
    <meta:document-statistic meta:table-count="3" meta:cell-count="453" meta:object-count="542"/>
    <meta:user-defined meta:name="Info 1"/>
    <meta:user-defined meta:name="Info 2"/>
    <meta:user-defined meta:name="Info 3"/>
    <meta:user-defined meta:name="Info 4"/>
  </office:meta>
</office:document-meta>
</file>